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132.04pt"/>
    </style:style>
    <style:style style:name="co4" style:family="table-column">
      <style:table-column-properties fo:break-before="auto" style:column-width="133.06pt"/>
    </style:style>
    <style:style style:name="co5" style:family="table-column">
      <style:table-column-properties fo:break-before="auto" style:column-width="68.06pt"/>
    </style:style>
    <style:style style:name="co6" style:family="table-column">
      <style:table-column-properties fo:break-before="auto" style:column-width="85.29pt"/>
    </style:style>
    <style:style style:name="co7" style:family="table-column">
      <style:table-column-properties fo:break-before="auto" style:column-width="86.29pt"/>
    </style:style>
    <style:style style:name="co8" style:family="table-column">
      <style:table-column-properties fo:break-before="auto" style:column-width="135.04pt"/>
    </style:style>
    <style:style style:name="co9" style:family="table-column">
      <style:table-column-properties fo:break-before="auto" style:column-width="75.15pt"/>
    </style:style>
    <style:style style:name="co10" style:family="table-column">
      <style:table-column-properties fo:break-before="auto" style:column-width="81.24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PageStyle_5f_Simple">
      <style:table-properties table:display="true" style:writing-mode="lr-tb"/>
    </style:style>
    <style:style style:name="ta2" style:family="table" style:master-page-name="PageStyle_5f_Multiple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">
      <style:table-cell-properties style:rotation-align="none"/>
    </style:style>
    <style:style style:name="ce7" style:family="table-cell" style:parent-style-name="Default" style:data-style-name="N127">
      <style:table-cell-properties style:rotation-align="none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/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imple IRR Calculation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Net Cash Flows</text:p>
          </table:table-cell>
          <table:table-cell table:number-columns-repeated="1022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-1000000" calcext:value-type="float">
            <text:p>-$1,000,000</text:p>
          </table:table-cell>
          <table:table-cell/>
          <table:table-cell table:style-name="ce5" office:value-type="string" calcext:value-type="string">
            <text:p>Discount Rate (assumed)</text:p>
          </table:table-cell>
          <table:table-cell table:style-name="ce6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400000" calcext:value-type="float">
            <text:p>$400,000</text:p>
          </table:table-cell>
          <table:table-cell/>
          <table:table-cell table:style-name="ce5" office:value-type="string" calcext:value-type="string">
            <text:p>IRR</text:p>
          </table:table-cell>
          <table:table-cell table:style-name="ce7" table:formula="of:=IRR([.B4:.B8])" office:value-type="percentage" office:value="0.218622696098291" calcext:value-type="percentage">
            <text:p>21.8623%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400000" calcext:value-type="float">
            <text:p>$400,000</text:p>
          </table:table-cell>
          <table:table-cell/>
          <table:table-cell table:style-name="ce5" office:value-type="string" calcext:value-type="string">
            <text:p>NPV</text:p>
          </table:table-cell>
          <table:table-cell table:style-name="ce8" table:formula="of:=NPV([.E4];[.B5:.B8])+[.B4]" office:value-type="float" office:value="324850.736017733" calcext:value-type="float">
            <text:p>$324,850.74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400000" calcext:value-type="float">
            <text:p>$400,000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400000" calcext:value-type="float">
            <text:p>$400,000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ltiple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ce9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ultiple IRR Calculation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number-columns-repeated="5"/>
          <table:table-cell table:style-name="ce5" office:value-type="string" calcext:value-type="string">
            <text:p>Discount Rate</text:p>
          </table:table-cell>
          <table:table-cell table:style-name="ce10" office:value-type="string" calcext:value-type="string">
            <text:p>NPV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Net Cash Flows</text:p>
          </table:table-cell>
          <table:table-cell table:number-columns-repeated="3"/>
          <table:table-cell table:style-name="ce6" office:value-type="percentage" office:value="0.01" calcext:value-type="percentage">
            <text:p>1%</text:p>
          </table:table-cell>
          <table:table-cell table:style-name="ce11" table:formula="of:=NPV([.F3];[.$B$5:.$B$6])+[.$B$4]" office:value-type="float" office:value="-3003940.79011862" calcext:value-type="float">
            <text:p>-$3,003,940.79</text:p>
          </table:table-cell>
          <table:table-cell>
            <draw:frame table:end-cell-address="Multiple.M16" table:end-x="54.91pt" table:end-y="13.72pt" draw:z-index="0" draw:name="Chart 2" draw:style-name="gr1" draw:text-style-name="P1" svg:width="358.78pt" svg:height="216.28pt" svg:x="19.62pt" svg:y="5.41pt">
              <loext:p/>
              <draw:object draw:notify-on-update-of-ranges="Multiple.G2:Multiple.G2 Multiple.G3:Multiple.G203 Multiple.F3:Multiple.F2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-3200000" calcext:value-type="float">
            <text:p>-$3,200,000</text:p>
          </table:table-cell>
          <table:table-cell table:number-columns-repeated="3"/>
          <table:table-cell table:style-name="ce6" office:value-type="percentage" office:value="0.03" calcext:value-type="percentage">
            <text:p>3%</text:p>
          </table:table-cell>
          <table:table-cell table:style-name="ce11" table:formula="of:=NPV([.F4];[.$B$5:.$B$6])+[.$B$4]" office:value-type="float" office:value="-2634442.45451975" calcext:value-type="float">
            <text:p>-$2,634,442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20000000" calcext:value-type="float">
            <text:p>$20,000,000</text:p>
          </table:table-cell>
          <table:table-cell table:number-columns-repeated="3"/>
          <table:table-cell table:style-name="ce6" office:value-type="percentage" office:value="0.06" calcext:value-type="percentage">
            <text:p>6%</text:p>
          </table:table-cell>
          <table:table-cell table:style-name="ce11" table:formula="of:=NPV([.F5];[.$B$5:.$B$6])+[.$B$4]" office:value-type="float" office:value="-2132004.27198291" calcext:value-type="float">
            <text:p>-$2,132,004.27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-20000000" calcext:value-type="float">
            <text:p>-$20,000,000</text:p>
          </table:table-cell>
          <table:table-cell table:number-columns-repeated="3"/>
          <table:table-cell table:style-name="ce6" office:value-type="percentage" office:value="0.09" calcext:value-type="percentage">
            <text:p>9%</text:p>
          </table:table-cell>
          <table:table-cell table:style-name="ce11" table:formula="of:=NPV([.F6];[.$B$5:.$B$6])+[.$B$4]" office:value-type="float" office:value="-1684976.01212019" calcext:value-type="float">
            <text:p>-$1,684,976.0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12" calcext:value-type="percentage">
            <text:p>12%</text:p>
          </table:table-cell>
          <table:table-cell table:style-name="ce11" table:formula="of:=NPV([.F7];[.$B$5:.$B$6])+[.$B$4]" office:value-type="float" office:value="-1286734.69387755" calcext:value-type="float">
            <text:p>-$1,286,734.6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15" calcext:value-type="percentage">
            <text:p>15%</text:p>
          </table:table-cell>
          <table:table-cell table:style-name="ce11" table:formula="of:=NPV([.F8];[.$B$5:.$B$6])+[.$B$4]" office:value-type="float" office:value="-931568.998109641" calcext:value-type="float">
            <text:p>-$931,569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18" calcext:value-type="percentage">
            <text:p>18%</text:p>
          </table:table-cell>
          <table:table-cell table:style-name="ce11" table:formula="of:=NPV([.F9];[.$B$5:.$B$6])+[.$B$4]" office:value-type="float" office:value="-614536.052858375" calcext:value-type="float">
            <text:p>-$614,536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IRR (calculated)</text:p>
          </table:table-cell>
          <table:table-cell table:style-name="ce5" office:value-type="string" calcext:value-type="string">
            <text:p>Discount Rate (assumed)</text:p>
          </table:table-cell>
          <table:table-cell/>
          <table:table-cell table:style-name="ce6" office:value-type="percentage" office:value="0.21" calcext:value-type="percentage">
            <text:p>21%</text:p>
          </table:table-cell>
          <table:table-cell table:style-name="ce11" table:formula="of:=NPV([.F10];[.$B$5:.$B$6])+[.$B$4]" office:value-type="float" office:value="-331343.487466702" calcext:value-type="float">
            <text:p>-$331,343.49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table:formula="of:=IRR([.$B$4:.$B$6];[.D11])" office:value-type="percentage" office:value="0.25" calcext:value-type="percentage">
            <text:p>25%</text:p>
          </table:table-cell>
          <table:table-cell table:style-name="ce6" office:value-type="percentage" office:value="0.01" calcext:value-type="percentage">
            <text:p>1%</text:p>
          </table:table-cell>
          <table:table-cell/>
          <table:table-cell table:style-name="ce6" office:value-type="percentage" office:value="0.24" calcext:value-type="percentage">
            <text:p>24%</text:p>
          </table:table-cell>
          <table:table-cell table:style-name="ce11" table:formula="of:=NPV([.F11];[.$B$5:.$B$6])+[.$B$4]" office:value-type="float" office:value="-78251.8210197706" calcext:value-type="float">
            <text:p>-$78,251.82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table:formula="of:=IRR([.$B$4:.$B$6];[.D12])" office:value-type="percentage" office:value="0.25" calcext:value-type="percentage">
            <text:p>25%</text:p>
          </table:table-cell>
          <table:table-cell table:style-name="ce6" office:value-type="percentage" office:value="0.1" calcext:value-type="percentage">
            <text:p>10%</text:p>
          </table:table-cell>
          <table:table-cell/>
          <table:table-cell table:style-name="ce6" office:value-type="percentage" office:value="0.27" calcext:value-type="percentage">
            <text:p>27%</text:p>
          </table:table-cell>
          <table:table-cell table:style-name="ce11" table:formula="of:=NPV([.F12];[.$B$5:.$B$6])+[.$B$4]" office:value-type="float" office:value="148006.696013393" calcext:value-type="float">
            <text:p>$148,006.7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table:formula="of:=IRR([.$B$4:.$B$6];[.D13])" office:value-type="percentage" office:value="0.25" calcext:value-type="percentage">
            <text:p>25%</text:p>
          </table:table-cell>
          <table:table-cell table:style-name="ce6" office:value-type="percentage" office:value="0.25" calcext:value-type="percentage">
            <text:p>25%</text:p>
          </table:table-cell>
          <table:table-cell/>
          <table:table-cell table:style-name="ce6" office:value-type="percentage" office:value="0.3" calcext:value-type="percentage">
            <text:p>30%</text:p>
          </table:table-cell>
          <table:table-cell table:style-name="ce11" table:formula="of:=NPV([.F13];[.$B$5:.$B$6])+[.$B$4]" office:value-type="float" office:value="350295.857988166" calcext:value-type="float">
            <text:p>$350,295.8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" table:formula="of:=IRR([.$B$4:.$B$6];[.D14])" office:value-type="string" office:string-value="" calcext:value-type="error">
            <text:p>Err:523</text:p>
          </table:table-cell>
          <table:table-cell table:style-name="ce6" office:value-type="percentage" office:value="9.99" calcext:value-type="percentage">
            <text:p>999%</text:p>
          </table:table-cell>
          <table:table-cell/>
          <table:table-cell table:style-name="ce6" office:value-type="percentage" office:value="0.33" calcext:value-type="percentage">
            <text:p>33%</text:p>
          </table:table-cell>
          <table:table-cell table:style-name="ce11" table:formula="of:=NPV([.F14];[.$B$5:.$B$6])+[.$B$4]" office:value-type="float" office:value="531132.342133529" calcext:value-type="float">
            <text:p>$531,132.3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36" calcext:value-type="percentage">
            <text:p>36%</text:p>
          </table:table-cell>
          <table:table-cell table:style-name="ce11" table:formula="of:=NPV([.F15];[.$B$5:.$B$6])+[.$B$4]" office:value-type="float" office:value="692733.564013841" calcext:value-type="float">
            <text:p>$692,733.5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39" calcext:value-type="percentage">
            <text:p>39%</text:p>
          </table:table-cell>
          <table:table-cell table:style-name="ce11" table:formula="of:=NPV([.F16];[.$B$5:.$B$6])+[.$B$4]" office:value-type="float" office:value="837058.123285545" calcext:value-type="float">
            <text:p>$837,058.1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42" calcext:value-type="percentage">
            <text:p>42%</text:p>
          </table:table-cell>
          <table:table-cell table:style-name="ce11" table:formula="of:=NPV([.F17];[.$B$5:.$B$6])+[.$B$4]" office:value-type="float" office:value="965840.111089071" calcext:value-type="float">
            <text:p>$965,840.1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45" calcext:value-type="percentage">
            <text:p>45%</text:p>
          </table:table-cell>
          <table:table-cell table:style-name="ce11" table:formula="of:=NPV([.F18];[.$B$5:.$B$6])+[.$B$4]" office:value-type="float" office:value="1080618.31153389" calcext:value-type="float">
            <text:p>$1,080,618.3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48" calcext:value-type="percentage">
            <text:p>48%</text:p>
          </table:table-cell>
          <table:table-cell table:style-name="ce11" table:formula="of:=NPV([.F19];[.$B$5:.$B$6])+[.$B$4]" office:value-type="float" office:value="1182761.1395179" calcext:value-type="float">
            <text:p>$1,182,761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51" calcext:value-type="percentage">
            <text:p>51%</text:p>
          </table:table-cell>
          <table:table-cell table:style-name="ce11" table:formula="of:=NPV([.F20];[.$B$5:.$B$6])+[.$B$4]" office:value-type="float" office:value="1273488.00491207" calcext:value-type="float">
            <text:p>$1,273,488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54" calcext:value-type="percentage">
            <text:p>54%</text:p>
          </table:table-cell>
          <table:table-cell table:style-name="ce11" table:formula="of:=NPV([.F21];[.$B$5:.$B$6])+[.$B$4]" office:value-type="float" office:value="1353887.67077079" calcext:value-type="float">
            <text:p>$1,353,887.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57" calcext:value-type="percentage">
            <text:p>57%</text:p>
          </table:table-cell>
          <table:table-cell table:style-name="ce11" table:formula="of:=NPV([.F22];[.$B$5:.$B$6])+[.$B$4]" office:value-type="float" office:value="1424934.07440464" calcext:value-type="float">
            <text:p>$1,424,934.0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6" calcext:value-type="percentage">
            <text:p>60%</text:p>
          </table:table-cell>
          <table:table-cell table:style-name="ce11" table:formula="of:=NPV([.F23];[.$B$5:.$B$6])+[.$B$4]" office:value-type="float" office:value="1487500" calcext:value-type="float">
            <text:p>$1,487,500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63" calcext:value-type="percentage">
            <text:p>63%</text:p>
          </table:table-cell>
          <table:table-cell table:style-name="ce11" table:formula="of:=NPV([.F24];[.$B$5:.$B$6])+[.$B$4]" office:value-type="float" office:value="1542368.92619218" calcext:value-type="float">
            <text:p>$1,542,368.9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66" calcext:value-type="percentage">
            <text:p>66%</text:p>
          </table:table-cell>
          <table:table-cell table:style-name="ce11" table:formula="of:=NPV([.F25];[.$B$5:.$B$6])+[.$B$4]" office:value-type="float" office:value="1590245.31862389" calcext:value-type="float">
            <text:p>$1,590,245.3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69" calcext:value-type="percentage">
            <text:p>69%</text:p>
          </table:table-cell>
          <table:table-cell table:style-name="ce11" table:formula="of:=NPV([.F26];[.$B$5:.$B$6])+[.$B$4]" office:value-type="float" office:value="1631763.59371171" calcext:value-type="float">
            <text:p>$1,631,763.5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72" calcext:value-type="percentage">
            <text:p>72%</text:p>
          </table:table-cell>
          <table:table-cell table:style-name="ce11" table:formula="of:=NPV([.F27];[.$B$5:.$B$6])+[.$B$4]" office:value-type="float" office:value="1667495.94375338" calcext:value-type="float">
            <text:p>$1,667,495.9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75" calcext:value-type="percentage">
            <text:p>75%</text:p>
          </table:table-cell>
          <table:table-cell table:style-name="ce11" table:formula="of:=NPV([.F28];[.$B$5:.$B$6])+[.$B$4]" office:value-type="float" office:value="1697959.18367347" calcext:value-type="float">
            <text:p>$1,697,959.1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78" calcext:value-type="percentage">
            <text:p>78%</text:p>
          </table:table-cell>
          <table:table-cell table:style-name="ce11" table:formula="of:=NPV([.F29];[.$B$5:.$B$6])+[.$B$4]" office:value-type="float" office:value="1723620.75495518" calcext:value-type="float">
            <text:p>$1,723,620.7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81" calcext:value-type="percentage">
            <text:p>81%</text:p>
          </table:table-cell>
          <table:table-cell table:style-name="ce11" table:formula="of:=NPV([.F30];[.$B$5:.$B$6])+[.$B$4]" office:value-type="float" office:value="1744904.00170935" calcext:value-type="float">
            <text:p>$1,744,904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84" calcext:value-type="percentage">
            <text:p>84%</text:p>
          </table:table-cell>
          <table:table-cell table:style-name="ce11" table:formula="of:=NPV([.F31];[.$B$5:.$B$6])+[.$B$4]" office:value-type="float" office:value="1762192.81663516" calcext:value-type="float">
            <text:p>$1,762,192.8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87" calcext:value-type="percentage">
            <text:p>87%</text:p>
          </table:table-cell>
          <table:table-cell table:style-name="ce11" table:formula="of:=NPV([.F32];[.$B$5:.$B$6])+[.$B$4]" office:value-type="float" office:value="1775835.74022706" calcext:value-type="float">
            <text:p>$1,775,835.7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9" calcext:value-type="percentage">
            <text:p>90%</text:p>
          </table:table-cell>
          <table:table-cell table:style-name="ce11" table:formula="of:=NPV([.F33];[.$B$5:.$B$6])+[.$B$4]" office:value-type="float" office:value="1786149.58448754" calcext:value-type="float">
            <text:p>$1,786,149.5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93" calcext:value-type="percentage">
            <text:p>93%</text:p>
          </table:table-cell>
          <table:table-cell table:style-name="ce11" table:formula="of:=NPV([.F34];[.$B$5:.$B$6])+[.$B$4]" office:value-type="float" office:value="1793422.64221858" calcext:value-type="float">
            <text:p>$1,793,422.6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96" calcext:value-type="percentage">
            <text:p>96%</text:p>
          </table:table-cell>
          <table:table-cell table:style-name="ce11" table:formula="of:=NPV([.F35];[.$B$5:.$B$6])+[.$B$4]" office:value-type="float" office:value="1797917.53436068" calcext:value-type="float">
            <text:p>$1,797,917.5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0.99" calcext:value-type="percentage">
            <text:p>99%</text:p>
          </table:table-cell>
          <table:table-cell table:style-name="ce11" table:formula="of:=NPV([.F36];[.$B$5:.$B$6])+[.$B$4]" office:value-type="float" office:value="1799873.74056211" calcext:value-type="float">
            <text:p>$1,799,873.7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02" calcext:value-type="percentage">
            <text:p>102%</text:p>
          </table:table-cell>
          <table:table-cell table:style-name="ce11" table:formula="of:=NPV([.F37];[.$B$5:.$B$6])+[.$B$4]" office:value-type="float" office:value="1799509.8519753" calcext:value-type="float">
            <text:p>$1,799,509.8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05" calcext:value-type="percentage">
            <text:p>105%</text:p>
          </table:table-cell>
          <table:table-cell table:style-name="ce11" table:formula="of:=NPV([.F38];[.$B$5:.$B$6])+[.$B$4]" office:value-type="float" office:value="1797025.5800119" calcext:value-type="float">
            <text:p>$1,797,025.5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08" calcext:value-type="percentage">
            <text:p>108%</text:p>
          </table:table-cell>
          <table:table-cell table:style-name="ce11" table:formula="of:=NPV([.F39];[.$B$5:.$B$6])+[.$B$4]" office:value-type="float" office:value="1792603.55029586" calcext:value-type="float">
            <text:p>$1,792,603.5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11" calcext:value-type="percentage">
            <text:p>111%</text:p>
          </table:table-cell>
          <table:table-cell table:style-name="ce11" table:formula="of:=NPV([.F40];[.$B$5:.$B$6])+[.$B$4]" office:value-type="float" office:value="1786410.90721233" calcext:value-type="float">
            <text:p>$1,786,410.9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14" calcext:value-type="percentage">
            <text:p>114%</text:p>
          </table:table-cell>
          <table:table-cell table:style-name="ce11" table:formula="of:=NPV([.F41];[.$B$5:.$B$6])+[.$B$4]" office:value-type="float" office:value="1778600.75115731" calcext:value-type="float">
            <text:p>$1,778,600.7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17" calcext:value-type="percentage">
            <text:p>117%</text:p>
          </table:table-cell>
          <table:table-cell table:style-name="ce11" table:formula="of:=NPV([.F42];[.$B$5:.$B$6])+[.$B$4]" office:value-type="float" office:value="1769313.42776445" calcext:value-type="float">
            <text:p>$1,769,313.4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2" calcext:value-type="percentage">
            <text:p>120%</text:p>
          </table:table-cell>
          <table:table-cell table:style-name="ce11" table:formula="of:=NPV([.F43];[.$B$5:.$B$6])+[.$B$4]" office:value-type="float" office:value="1758677.68595041" calcext:value-type="float">
            <text:p>$1,758,677.6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23" calcext:value-type="percentage">
            <text:p>123%</text:p>
          </table:table-cell>
          <table:table-cell table:style-name="ce11" table:formula="of:=NPV([.F44];[.$B$5:.$B$6])+[.$B$4]" office:value-type="float" office:value="1746811.7195198" calcext:value-type="float">
            <text:p>$1,746,811.7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26" calcext:value-type="percentage">
            <text:p>126%</text:p>
          </table:table-cell>
          <table:table-cell table:style-name="ce11" table:formula="of:=NPV([.F45];[.$B$5:.$B$6])+[.$B$4]" office:value-type="float" office:value="1733824.10525491" calcext:value-type="float">
            <text:p>$1,733,824.1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29" calcext:value-type="percentage">
            <text:p>129%</text:p>
          </table:table-cell>
          <table:table-cell table:style-name="ce11" table:formula="of:=NPV([.F46];[.$B$5:.$B$6])+[.$B$4]" office:value-type="float" office:value="1719814.64884346" calcext:value-type="float">
            <text:p>$1,719,814.6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32" calcext:value-type="percentage">
            <text:p>132%</text:p>
          </table:table-cell>
          <table:table-cell table:style-name="ce11" table:formula="of:=NPV([.F47];[.$B$5:.$B$6])+[.$B$4]" office:value-type="float" office:value="1704875.14863258" calcext:value-type="float">
            <text:p>$1,704,875.1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35" calcext:value-type="percentage">
            <text:p>135%</text:p>
          </table:table-cell>
          <table:table-cell table:style-name="ce11" table:formula="of:=NPV([.F48];[.$B$5:.$B$6])+[.$B$4]" office:value-type="float" office:value="1689090.08601177" calcext:value-type="float">
            <text:p>$1,689,090.0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38" calcext:value-type="percentage">
            <text:p>138%</text:p>
          </table:table-cell>
          <table:table-cell table:style-name="ce11" table:formula="of:=NPV([.F49];[.$B$5:.$B$6])+[.$B$4]" office:value-type="float" office:value="1672537.2501942" calcext:value-type="float">
            <text:p>$1,672,537.2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41" calcext:value-type="percentage">
            <text:p>141%</text:p>
          </table:table-cell>
          <table:table-cell table:style-name="ce11" table:formula="of:=NPV([.F50];[.$B$5:.$B$6])+[.$B$4]" office:value-type="float" office:value="1655288.30426473" calcext:value-type="float">
            <text:p>$1,655,288.3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44" calcext:value-type="percentage">
            <text:p>144%</text:p>
          </table:table-cell>
          <table:table-cell table:style-name="ce11" table:formula="of:=NPV([.F51];[.$B$5:.$B$6])+[.$B$4]" office:value-type="float" office:value="1637409.29857565" calcext:value-type="float">
            <text:p>$1,637,409.3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47" calcext:value-type="percentage">
            <text:p>147%</text:p>
          </table:table-cell>
          <table:table-cell table:style-name="ce11" table:formula="of:=NPV([.F52];[.$B$5:.$B$6])+[.$B$4]" office:value-type="float" office:value="1618961.13688144" calcext:value-type="float">
            <text:p>$1,618,961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5" calcext:value-type="percentage">
            <text:p>150%</text:p>
          </table:table-cell>
          <table:table-cell table:style-name="ce11" table:formula="of:=NPV([.F53];[.$B$5:.$B$6])+[.$B$4]" office:value-type="float" office:value="1600000" calcext:value-type="float">
            <text:p>$1,600,000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53" calcext:value-type="percentage">
            <text:p>153%</text:p>
          </table:table-cell>
          <table:table-cell table:style-name="ce11" table:formula="of:=NPV([.F54];[.$B$5:.$B$6])+[.$B$4]" office:value-type="float" office:value="1580577.73125654" calcext:value-type="float">
            <text:p>$1,580,577.7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56" calcext:value-type="percentage">
            <text:p>156%</text:p>
          </table:table-cell>
          <table:table-cell table:style-name="ce11" table:formula="of:=NPV([.F55];[.$B$5:.$B$6])+[.$B$4]" office:value-type="float" office:value="1560742.1875" calcext:value-type="float">
            <text:p>$1,560,742.1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59" calcext:value-type="percentage">
            <text:p>159%</text:p>
          </table:table-cell>
          <table:table-cell table:style-name="ce11" table:formula="of:=NPV([.F56];[.$B$5:.$B$6])+[.$B$4]" office:value-type="float" office:value="1540537.55907038" calcext:value-type="float">
            <text:p>$1,540,537.5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62" calcext:value-type="percentage">
            <text:p>162%</text:p>
          </table:table-cell>
          <table:table-cell table:style-name="ce11" table:formula="of:=NPV([.F57];[.$B$5:.$B$6])+[.$B$4]" office:value-type="float" office:value="1520004.661733" calcext:value-type="float">
            <text:p>$1,520,004.6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65" calcext:value-type="percentage">
            <text:p>165%</text:p>
          </table:table-cell>
          <table:table-cell table:style-name="ce11" table:formula="of:=NPV([.F58];[.$B$5:.$B$6])+[.$B$4]" office:value-type="float" office:value="1499181.20327519" calcext:value-type="float">
            <text:p>$1,499,181.2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68" calcext:value-type="percentage">
            <text:p>168%</text:p>
          </table:table-cell>
          <table:table-cell table:style-name="ce11" table:formula="of:=NPV([.F59];[.$B$5:.$B$6])+[.$B$4]" office:value-type="float" office:value="1478102.02717755" calcext:value-type="float">
            <text:p>$1,478,102.0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71" calcext:value-type="percentage">
            <text:p>171%</text:p>
          </table:table-cell>
          <table:table-cell table:style-name="ce11" table:formula="of:=NPV([.F60];[.$B$5:.$B$6])+[.$B$4]" office:value-type="float" office:value="1456799.33552103" calcext:value-type="float">
            <text:p>$1,456,799.3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74" calcext:value-type="percentage">
            <text:p>174%</text:p>
          </table:table-cell>
          <table:table-cell table:style-name="ce11" table:formula="of:=NPV([.F61];[.$B$5:.$B$6])+[.$B$4]" office:value-type="float" office:value="1435302.89306836" calcext:value-type="float">
            <text:p>$1,435,302.8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77" calcext:value-type="percentage">
            <text:p>177%</text:p>
          </table:table-cell>
          <table:table-cell table:style-name="ce11" table:formula="of:=NPV([.F62];[.$B$5:.$B$6])+[.$B$4]" office:value-type="float" office:value="1413640.21426058" calcext:value-type="float">
            <text:p>$1,413,640.2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8" calcext:value-type="percentage">
            <text:p>180%</text:p>
          </table:table-cell>
          <table:table-cell table:style-name="ce11" table:formula="of:=NPV([.F63];[.$B$5:.$B$6])+[.$B$4]" office:value-type="float" office:value="1391836.73469388" calcext:value-type="float">
            <text:p>$1,391,836.7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83" calcext:value-type="percentage">
            <text:p>183%</text:p>
          </table:table-cell>
          <table:table-cell table:style-name="ce11" table:formula="of:=NPV([.F64];[.$B$5:.$B$6])+[.$B$4]" office:value-type="float" office:value="1369915.96848506" calcext:value-type="float">
            <text:p>$1,369,915.9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86" calcext:value-type="percentage">
            <text:p>186%</text:p>
          </table:table-cell>
          <table:table-cell table:style-name="ce11" table:formula="of:=NPV([.F65];[.$B$5:.$B$6])+[.$B$4]" office:value-type="float" office:value="1347899.65279476" calcext:value-type="float">
            <text:p>$1,347,899.6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89" calcext:value-type="percentage">
            <text:p>189%</text:p>
          </table:table-cell>
          <table:table-cell table:style-name="ce11" table:formula="of:=NPV([.F66];[.$B$5:.$B$6])+[.$B$4]" office:value-type="float" office:value="1325807.88065277" calcext:value-type="float">
            <text:p>$1,325,807.8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92" calcext:value-type="percentage">
            <text:p>192%</text:p>
          </table:table-cell>
          <table:table-cell table:style-name="ce11" table:formula="of:=NPV([.F67];[.$B$5:.$B$6])+[.$B$4]" office:value-type="float" office:value="1303659.22311878" calcext:value-type="float">
            <text:p>$1,303,659.2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95" calcext:value-type="percentage">
            <text:p>195%</text:p>
          </table:table-cell>
          <table:table-cell table:style-name="ce11" table:formula="of:=NPV([.F68];[.$B$5:.$B$6])+[.$B$4]" office:value-type="float" office:value="1281470.84171215" calcext:value-type="float">
            <text:p>$1,281,470.8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1.98" calcext:value-type="percentage">
            <text:p>198%</text:p>
          </table:table-cell>
          <table:table-cell table:style-name="ce11" table:formula="of:=NPV([.F69];[.$B$5:.$B$6])+[.$B$4]" office:value-type="float" office:value="1259258.59195532" calcext:value-type="float">
            <text:p>$1,259,258.5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01" calcext:value-type="percentage">
            <text:p>201%</text:p>
          </table:table-cell>
          <table:table-cell table:style-name="ce11" table:formula="of:=NPV([.F70];[.$B$5:.$B$6])+[.$B$4]" office:value-type="float" office:value="1237037.1187956" calcext:value-type="float">
            <text:p>$1,237,037.1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04" calcext:value-type="percentage">
            <text:p>204%</text:p>
          </table:table-cell>
          <table:table-cell table:style-name="ce11" table:formula="of:=NPV([.F71];[.$B$5:.$B$6])+[.$B$4]" office:value-type="float" office:value="1214819.94459834" calcext:value-type="float">
            <text:p>$1,214,819.9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07" calcext:value-type="percentage">
            <text:p>207%</text:p>
          </table:table-cell>
          <table:table-cell table:style-name="ce11" table:formula="of:=NPV([.F72];[.$B$5:.$B$6])+[.$B$4]" office:value-type="float" office:value="1192619.55034006" calcext:value-type="float">
            <text:p>$1,192,619.5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1" calcext:value-type="percentage">
            <text:p>210%</text:p>
          </table:table-cell>
          <table:table-cell table:style-name="ce11" table:formula="of:=NPV([.F73];[.$B$5:.$B$6])+[.$B$4]" office:value-type="float" office:value="1170447.45057232" calcext:value-type="float">
            <text:p>$1,170,447.4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13" calcext:value-type="percentage">
            <text:p>213%</text:p>
          </table:table-cell>
          <table:table-cell table:style-name="ce11" table:formula="of:=NPV([.F74];[.$B$5:.$B$6])+[.$B$4]" office:value-type="float" office:value="1148314.26267493" calcext:value-type="float">
            <text:p>$1,148,314.2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16" calcext:value-type="percentage">
            <text:p>216%</text:p>
          </table:table-cell>
          <table:table-cell table:style-name="ce11" table:formula="of:=NPV([.F75];[.$B$5:.$B$6])+[.$B$4]" office:value-type="float" office:value="1126229.77087005" calcext:value-type="float">
            <text:p>$1,126,229.7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19" calcext:value-type="percentage">
            <text:p>219%</text:p>
          </table:table-cell>
          <table:table-cell table:style-name="ce11" table:formula="of:=NPV([.F76];[.$B$5:.$B$6])+[.$B$4]" office:value-type="float" office:value="1104202.98542664" calcext:value-type="float">
            <text:p>$1,104,202.9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22" calcext:value-type="percentage">
            <text:p>222%</text:p>
          </table:table-cell>
          <table:table-cell table:style-name="ce11" table:formula="of:=NPV([.F77];[.$B$5:.$B$6])+[.$B$4]" office:value-type="float" office:value="1082242.19744609" calcext:value-type="float">
            <text:p>$1,082,242.2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25" calcext:value-type="percentage">
            <text:p>225%</text:p>
          </table:table-cell>
          <table:table-cell table:style-name="ce11" table:formula="of:=NPV([.F78];[.$B$5:.$B$6])+[.$B$4]" office:value-type="float" office:value="1060355.0295858" calcext:value-type="float">
            <text:p>$1,060,355.0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28" calcext:value-type="percentage">
            <text:p>228%</text:p>
          </table:table-cell>
          <table:table-cell table:style-name="ce11" table:formula="of:=NPV([.F79];[.$B$5:.$B$6])+[.$B$4]" office:value-type="float" office:value="1038548.48304581" calcext:value-type="float">
            <text:p>$1,038,548.4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31" calcext:value-type="percentage">
            <text:p>231%</text:p>
          </table:table-cell>
          <table:table-cell table:style-name="ce11" table:formula="of:=NPV([.F80];[.$B$5:.$B$6])+[.$B$4]" office:value-type="float" office:value="1016828.98111554" calcext:value-type="float">
            <text:p>$1,016,828.9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34" calcext:value-type="percentage">
            <text:p>234%</text:p>
          </table:table-cell>
          <table:table-cell table:style-name="ce11" table:formula="of:=NPV([.F81];[.$B$5:.$B$6])+[.$B$4]" office:value-type="float" office:value="995202.409552153" calcext:value-type="float">
            <text:p>$995,202.4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37" calcext:value-type="percentage">
            <text:p>237%</text:p>
          </table:table-cell>
          <table:table-cell table:style-name="ce11" table:formula="of:=NPV([.F82];[.$B$5:.$B$6])+[.$B$4]" office:value-type="float" office:value="973674.154038514" calcext:value-type="float">
            <text:p>$973,674.1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4" calcext:value-type="percentage">
            <text:p>240%</text:p>
          </table:table-cell>
          <table:table-cell table:style-name="ce11" table:formula="of:=NPV([.F83];[.$B$5:.$B$6])+[.$B$4]" office:value-type="float" office:value="952249.134948096" calcext:value-type="float">
            <text:p>$952,249.1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43" calcext:value-type="percentage">
            <text:p>243%</text:p>
          </table:table-cell>
          <table:table-cell table:style-name="ce11" table:formula="of:=NPV([.F84];[.$B$5:.$B$6])+[.$B$4]" office:value-type="float" office:value="930931.839624646" calcext:value-type="float">
            <text:p>$930,931.8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46" calcext:value-type="percentage">
            <text:p>246%</text:p>
          </table:table-cell>
          <table:table-cell table:style-name="ce11" table:formula="of:=NPV([.F85];[.$B$5:.$B$6])+[.$B$4]" office:value-type="float" office:value="909726.35236727" calcext:value-type="float">
            <text:p>$909,726.3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49" calcext:value-type="percentage">
            <text:p>249%</text:p>
          </table:table-cell>
          <table:table-cell table:style-name="ce11" table:formula="of:=NPV([.F86];[.$B$5:.$B$6])+[.$B$4]" office:value-type="float" office:value="888636.382295712" calcext:value-type="float">
            <text:p>$888,636.3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52" calcext:value-type="percentage">
            <text:p>252%</text:p>
          </table:table-cell>
          <table:table-cell table:style-name="ce11" table:formula="of:=NPV([.F87];[.$B$5:.$B$6])+[.$B$4]" office:value-type="float" office:value="867665.289256198" calcext:value-type="float">
            <text:p>$867,665.2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55" calcext:value-type="percentage">
            <text:p>255%</text:p>
          </table:table-cell>
          <table:table-cell table:style-name="ce11" table:formula="of:=NPV([.F88];[.$B$5:.$B$6])+[.$B$4]" office:value-type="float" office:value="846816.107915097" calcext:value-type="float">
            <text:p>$846,816.1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58" calcext:value-type="percentage">
            <text:p>258%</text:p>
          </table:table-cell>
          <table:table-cell table:style-name="ce11" table:formula="of:=NPV([.F89];[.$B$5:.$B$6])+[.$B$4]" office:value-type="float" office:value="826091.570175713" calcext:value-type="float">
            <text:p>$826,091.5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61" calcext:value-type="percentage">
            <text:p>261%</text:p>
          </table:table-cell>
          <table:table-cell table:style-name="ce11" table:formula="of:=NPV([.F90];[.$B$5:.$B$6])+[.$B$4]" office:value-type="float" office:value="805494.126042617" calcext:value-type="float">
            <text:p>$805,494.1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64" calcext:value-type="percentage">
            <text:p>264%</text:p>
          </table:table-cell>
          <table:table-cell table:style-name="ce11" table:formula="of:=NPV([.F91];[.$B$5:.$B$6])+[.$B$4]" office:value-type="float" office:value="785025.96304794" calcext:value-type="float">
            <text:p>$785,025.9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67" calcext:value-type="percentage">
            <text:p>267%</text:p>
          </table:table-cell>
          <table:table-cell table:style-name="ce11" table:formula="of:=NPV([.F92];[.$B$5:.$B$6])+[.$B$4]" office:value-type="float" office:value="764689.024344972" calcext:value-type="float">
            <text:p>$764,689.0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7" calcext:value-type="percentage">
            <text:p>270%</text:p>
          </table:table-cell>
          <table:table-cell table:style-name="ce11" table:formula="of:=NPV([.F93];[.$B$5:.$B$6])+[.$B$4]" office:value-type="float" office:value="744485.025566107" calcext:value-type="float">
            <text:p>$744,485.0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73" calcext:value-type="percentage">
            <text:p>273%</text:p>
          </table:table-cell>
          <table:table-cell table:style-name="ce11" table:formula="of:=NPV([.F94];[.$B$5:.$B$6])+[.$B$4]" office:value-type="float" office:value="724415.47053454" calcext:value-type="float">
            <text:p>$724,415.4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76" calcext:value-type="percentage">
            <text:p>276%</text:p>
          </table:table-cell>
          <table:table-cell table:style-name="ce11" table:formula="of:=NPV([.F95];[.$B$5:.$B$6])+[.$B$4]" office:value-type="float" office:value="704481.665912177" calcext:value-type="float">
            <text:p>$704,481.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79" calcext:value-type="percentage">
            <text:p>279%</text:p>
          </table:table-cell>
          <table:table-cell table:style-name="ce11" table:formula="of:=NPV([.F96];[.$B$5:.$B$6])+[.$B$4]" office:value-type="float" office:value="684684.734859824" calcext:value-type="float">
            <text:p>$684,684.7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82" calcext:value-type="percentage">
            <text:p>282%</text:p>
          </table:table-cell>
          <table:table-cell table:style-name="ce11" table:formula="of:=NPV([.F97];[.$B$5:.$B$6])+[.$B$4]" office:value-type="float" office:value="665025.629779886" calcext:value-type="float">
            <text:p>$665,025.6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85" calcext:value-type="percentage">
            <text:p>285%</text:p>
          </table:table-cell>
          <table:table-cell table:style-name="ce11" table:formula="of:=NPV([.F98];[.$B$5:.$B$6])+[.$B$4]" office:value-type="float" office:value="645505.144206443" calcext:value-type="float">
            <text:p>$645,505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88" calcext:value-type="percentage">
            <text:p>288%</text:p>
          </table:table-cell>
          <table:table-cell table:style-name="ce11" table:formula="of:=NPV([.F99];[.$B$5:.$B$6])+[.$B$4]" office:value-type="float" office:value="626123.923902647" calcext:value-type="float">
            <text:p>$626,123.9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91" calcext:value-type="percentage">
            <text:p>291%</text:p>
          </table:table-cell>
          <table:table-cell table:style-name="ce11" table:formula="of:=NPV([.F100];[.$B$5:.$B$6])+[.$B$4]" office:value-type="float" office:value="606882.477220845" calcext:value-type="float">
            <text:p>$606,882.4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94" calcext:value-type="percentage">
            <text:p>294%</text:p>
          </table:table-cell>
          <table:table-cell table:style-name="ce11" table:formula="of:=NPV([.F101];[.$B$5:.$B$6])+[.$B$4]" office:value-type="float" office:value="587781.184776727" calcext:value-type="float">
            <text:p>$587,781.1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2.97" calcext:value-type="percentage">
            <text:p>297%</text:p>
          </table:table-cell>
          <table:table-cell table:style-name="ce11" table:formula="of:=NPV([.F102];[.$B$5:.$B$6])+[.$B$4]" office:value-type="float" office:value="568820.308484921" calcext:value-type="float">
            <text:p>$568,820.3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" calcext:value-type="percentage">
            <text:p>300%</text:p>
          </table:table-cell>
          <table:table-cell table:style-name="ce11" table:formula="of:=NPV([.F103];[.$B$5:.$B$6])+[.$B$4]" office:value-type="float" office:value="550000" calcext:value-type="float">
            <text:p>$550,000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03" calcext:value-type="percentage">
            <text:p>303%</text:p>
          </table:table-cell>
          <table:table-cell table:style-name="ce11" table:formula="of:=NPV([.F104];[.$B$5:.$B$6])+[.$B$4]" office:value-type="float" office:value="531320.308603588" calcext:value-type="float">
            <text:p>$531,320.3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06" calcext:value-type="percentage">
            <text:p>306%</text:p>
          </table:table-cell>
          <table:table-cell table:style-name="ce11" table:formula="of:=NPV([.F105];[.$B$5:.$B$6])+[.$B$4]" office:value-type="float" office:value="512781.188575311" calcext:value-type="float">
            <text:p>$512,781.1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09" calcext:value-type="percentage">
            <text:p>309%</text:p>
          </table:table-cell>
          <table:table-cell table:style-name="ce11" table:formula="of:=NPV([.F106];[.$B$5:.$B$6])+[.$B$4]" office:value-type="float" office:value="494382.50608258" calcext:value-type="float">
            <text:p>$494,382.5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12" calcext:value-type="percentage">
            <text:p>312%</text:p>
          </table:table-cell>
          <table:table-cell table:style-name="ce11" table:formula="of:=NPV([.F107];[.$B$5:.$B$6])+[.$B$4]" office:value-type="float" office:value="476124.045621642" calcext:value-type="float">
            <text:p>$476,124.0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15" calcext:value-type="percentage">
            <text:p>315%</text:p>
          </table:table-cell>
          <table:table-cell table:style-name="ce11" table:formula="of:=NPV([.F108];[.$B$5:.$B$6])+[.$B$4]" office:value-type="float" office:value="458005.516040064" calcext:value-type="float">
            <text:p>$458,005.5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18" calcext:value-type="percentage">
            <text:p>318%</text:p>
          </table:table-cell>
          <table:table-cell table:style-name="ce11" table:formula="of:=NPV([.F109];[.$B$5:.$B$6])+[.$B$4]" office:value-type="float" office:value="440026.556168586" calcext:value-type="float">
            <text:p>$440,026.5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21" calcext:value-type="percentage">
            <text:p>321%</text:p>
          </table:table-cell>
          <table:table-cell table:style-name="ce11" table:formula="of:=NPV([.F110];[.$B$5:.$B$6])+[.$B$4]" office:value-type="float" office:value="422186.740088355" calcext:value-type="float">
            <text:p>$422,186.7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24" calcext:value-type="percentage">
            <text:p>324%</text:p>
          </table:table-cell>
          <table:table-cell table:style-name="ce11" table:formula="of:=NPV([.F111];[.$B$5:.$B$6])+[.$B$4]" office:value-type="float" office:value="404485.582057672" calcext:value-type="float">
            <text:p>$404,485.5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27" calcext:value-type="percentage">
            <text:p>327%</text:p>
          </table:table-cell>
          <table:table-cell table:style-name="ce11" table:formula="of:=NPV([.F112];[.$B$5:.$B$6])+[.$B$4]" office:value-type="float" office:value="386922.541120721" calcext:value-type="float">
            <text:p>$386,922.5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3" calcext:value-type="percentage">
            <text:p>330%</text:p>
          </table:table-cell>
          <table:table-cell table:style-name="ce11" table:formula="of:=NPV([.F113];[.$B$5:.$B$6])+[.$B$4]" office:value-type="float" office:value="369497.025419145" calcext:value-type="float">
            <text:p>$369,497.0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33" calcext:value-type="percentage">
            <text:p>333%</text:p>
          </table:table-cell>
          <table:table-cell table:style-name="ce11" table:formula="of:=NPV([.F114];[.$B$5:.$B$6])+[.$B$4]" office:value-type="float" office:value="352208.396225912" calcext:value-type="float">
            <text:p>$352,208.4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36" calcext:value-type="percentage">
            <text:p>336%</text:p>
          </table:table-cell>
          <table:table-cell table:style-name="ce11" table:formula="of:=NPV([.F115];[.$B$5:.$B$6])+[.$B$4]" office:value-type="float" office:value="335055.971719553" calcext:value-type="float">
            <text:p>$335,055.9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39" calcext:value-type="percentage">
            <text:p>339%</text:p>
          </table:table-cell>
          <table:table-cell table:style-name="ce11" table:formula="of:=NPV([.F116];[.$B$5:.$B$6])+[.$B$4]" office:value-type="float" office:value="318039.030515615" calcext:value-type="float">
            <text:p>$318,039.0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42" calcext:value-type="percentage">
            <text:p>342%</text:p>
          </table:table-cell>
          <table:table-cell table:style-name="ce11" table:formula="of:=NPV([.F117];[.$B$5:.$B$6])+[.$B$4]" office:value-type="float" office:value="301156.814971028" calcext:value-type="float">
            <text:p>$301,156.8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45" calcext:value-type="percentage">
            <text:p>345%</text:p>
          </table:table-cell>
          <table:table-cell table:style-name="ce11" table:formula="of:=NPV([.F118];[.$B$5:.$B$6])+[.$B$4]" office:value-type="float" office:value="284408.534275976" calcext:value-type="float">
            <text:p>$284,408.5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48" calcext:value-type="percentage">
            <text:p>348%</text:p>
          </table:table-cell>
          <table:table-cell table:style-name="ce11" table:formula="of:=NPV([.F119];[.$B$5:.$B$6])+[.$B$4]" office:value-type="float" office:value="267793.367346938" calcext:value-type="float">
            <text:p>$267,793.3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51" calcext:value-type="percentage">
            <text:p>351%</text:p>
          </table:table-cell>
          <table:table-cell table:style-name="ce11" table:formula="of:=NPV([.F120];[.$B$5:.$B$6])+[.$B$4]" office:value-type="float" office:value="251310.465533602" calcext:value-type="float">
            <text:p>$251,310.4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54" calcext:value-type="percentage">
            <text:p>354%</text:p>
          </table:table-cell>
          <table:table-cell table:style-name="ce11" table:formula="of:=NPV([.F121];[.$B$5:.$B$6])+[.$B$4]" office:value-type="float" office:value="234958.955151468" calcext:value-type="float">
            <text:p>$234,958.9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57" calcext:value-type="percentage">
            <text:p>357%</text:p>
          </table:table-cell>
          <table:table-cell table:style-name="ce11" table:formula="of:=NPV([.F122];[.$B$5:.$B$6])+[.$B$4]" office:value-type="float" office:value="218737.93985128" calcext:value-type="float">
            <text:p>$218,737.9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6" calcext:value-type="percentage">
            <text:p>360%</text:p>
          </table:table-cell>
          <table:table-cell table:style-name="ce11" table:formula="of:=NPV([.F123];[.$B$5:.$B$6])+[.$B$4]" office:value-type="float" office:value="202646.502835539" calcext:value-type="float">
            <text:p>$202,646.5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63" calcext:value-type="percentage">
            <text:p>363%</text:p>
          </table:table-cell>
          <table:table-cell table:style-name="ce11" table:formula="of:=NPV([.F124];[.$B$5:.$B$6])+[.$B$4]" office:value-type="float" office:value="186683.708931795" calcext:value-type="float">
            <text:p>$186,683.7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66" calcext:value-type="percentage">
            <text:p>366%</text:p>
          </table:table-cell>
          <table:table-cell table:style-name="ce11" table:formula="of:=NPV([.F125];[.$B$5:.$B$6])+[.$B$4]" office:value-type="float" office:value="170848.60653171" calcext:value-type="float">
            <text:p>$170,848.6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69" calcext:value-type="percentage">
            <text:p>369%</text:p>
          </table:table-cell>
          <table:table-cell table:style-name="ce11" table:formula="of:=NPV([.F126];[.$B$5:.$B$6])+[.$B$4]" office:value-type="float" office:value="155140.229404303" calcext:value-type="float">
            <text:p>$155,140.2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72" calcext:value-type="percentage">
            <text:p>372%</text:p>
          </table:table-cell>
          <table:table-cell table:style-name="ce11" table:formula="of:=NPV([.F127];[.$B$5:.$B$6])+[.$B$4]" office:value-type="float" office:value="139557.598391267" calcext:value-type="float">
            <text:p>$139,557.6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75" calcext:value-type="percentage">
            <text:p>375%</text:p>
          </table:table-cell>
          <table:table-cell table:style-name="ce11" table:formula="of:=NPV([.F128];[.$B$5:.$B$6])+[.$B$4]" office:value-type="float" office:value="124099.722991689" calcext:value-type="float">
            <text:p>$124,099.7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78" calcext:value-type="percentage">
            <text:p>378%</text:p>
          </table:table-cell>
          <table:table-cell table:style-name="ce11" table:formula="of:=NPV([.F129];[.$B$5:.$B$6])+[.$B$4]" office:value-type="float" office:value="108765.602843088" calcext:value-type="float">
            <text:p>$108,765.6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81" calcext:value-type="percentage">
            <text:p>381%</text:p>
          </table:table-cell>
          <table:table-cell table:style-name="ce11" table:formula="of:=NPV([.F130];[.$B$5:.$B$6])+[.$B$4]" office:value-type="float" office:value="93554.2291051648" calcext:value-type="float">
            <text:p>$93,554.2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84" calcext:value-type="percentage">
            <text:p>384%</text:p>
          </table:table-cell>
          <table:table-cell table:style-name="ce11" table:formula="of:=NPV([.F131];[.$B$5:.$B$6])+[.$B$4]" office:value-type="float" office:value="78464.5857523396" calcext:value-type="float">
            <text:p>$78,464.5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87" calcext:value-type="percentage">
            <text:p>387%</text:p>
          </table:table-cell>
          <table:table-cell table:style-name="ce11" table:formula="of:=NPV([.F132];[.$B$5:.$B$6])+[.$B$4]" office:value-type="float" office:value="63495.6507806666" calcext:value-type="float">
            <text:p>$63,495.6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9" calcext:value-type="percentage">
            <text:p>390%</text:p>
          </table:table-cell>
          <table:table-cell table:style-name="ce11" table:formula="of:=NPV([.F133];[.$B$5:.$B$6])+[.$B$4]" office:value-type="float" office:value="48646.3973344439" calcext:value-type="float">
            <text:p>$48,646.4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93" calcext:value-type="percentage">
            <text:p>393%</text:p>
          </table:table-cell>
          <table:table-cell table:style-name="ce11" table:formula="of:=NPV([.F134];[.$B$5:.$B$6])+[.$B$4]" office:value-type="float" office:value="33915.794757436" calcext:value-type="float">
            <text:p>$33,915.7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96" calcext:value-type="percentage">
            <text:p>396%</text:p>
          </table:table-cell>
          <table:table-cell table:style-name="ce11" table:formula="of:=NPV([.F135];[.$B$5:.$B$6])+[.$B$4]" office:value-type="float" office:value="19302.8095733612" calcext:value-type="float">
            <text:p>$19,302.8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3.99" calcext:value-type="percentage">
            <text:p>399%</text:p>
          </table:table-cell>
          <table:table-cell table:style-name="ce11" table:formula="of:=NPV([.F136];[.$B$5:.$B$6])+[.$B$4]" office:value-type="float" office:value="4806.40639997413" calcext:value-type="float">
            <text:p>$4,806.4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02" calcext:value-type="percentage">
            <text:p>402%</text:p>
          </table:table-cell>
          <table:table-cell table:style-name="ce11" table:formula="of:=NPV([.F137];[.$B$5:.$B$6])+[.$B$4]" office:value-type="float" office:value="-9574.45119918697" calcext:value-type="float">
            <text:p>-$9,574.4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05" calcext:value-type="percentage">
            <text:p>405%</text:p>
          </table:table-cell>
          <table:table-cell table:style-name="ce11" table:formula="of:=NPV([.F138];[.$B$5:.$B$6])+[.$B$4]" office:value-type="float" office:value="-23840.7999215759" calcext:value-type="float">
            <text:p>-$23,840.8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08" calcext:value-type="percentage">
            <text:p>408%</text:p>
          </table:table-cell>
          <table:table-cell table:style-name="ce11" table:formula="of:=NPV([.F139];[.$B$5:.$B$6])+[.$B$4]" office:value-type="float" office:value="-37993.6759873517" calcext:value-type="float">
            <text:p>-$37,993.6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11" calcext:value-type="percentage">
            <text:p>411%</text:p>
          </table:table-cell>
          <table:table-cell table:style-name="ce11" table:formula="of:=NPV([.F140];[.$B$5:.$B$6])+[.$B$4]" office:value-type="float" office:value="-52034.1144526866" calcext:value-type="float">
            <text:p>-$52,034.1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14" calcext:value-type="percentage">
            <text:p>414%</text:p>
          </table:table-cell>
          <table:table-cell table:style-name="ce11" table:formula="of:=NPV([.F141];[.$B$5:.$B$6])+[.$B$4]" office:value-type="float" office:value="-65963.148571515" calcext:value-type="float">
            <text:p>-$65,963.1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17" calcext:value-type="percentage">
            <text:p>417%</text:p>
          </table:table-cell>
          <table:table-cell table:style-name="ce11" table:formula="of:=NPV([.F142];[.$B$5:.$B$6])+[.$B$4]" office:value-type="float" office:value="-79781.809202773" calcext:value-type="float">
            <text:p>-$79,781.8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2" calcext:value-type="percentage">
            <text:p>420%</text:p>
          </table:table-cell>
          <table:table-cell table:style-name="ce11" table:formula="of:=NPV([.F143];[.$B$5:.$B$6])+[.$B$4]" office:value-type="float" office:value="-93491.1242603553" calcext:value-type="float">
            <text:p>-$93,491.1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23" calcext:value-type="percentage">
            <text:p>423%</text:p>
          </table:table-cell>
          <table:table-cell table:style-name="ce11" table:formula="of:=NPV([.F144];[.$B$5:.$B$6])+[.$B$4]" office:value-type="float" office:value="-107092.118203189" calcext:value-type="float">
            <text:p>-$107,092.1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26" calcext:value-type="percentage">
            <text:p>426%</text:p>
          </table:table-cell>
          <table:table-cell table:style-name="ce11" table:formula="of:=NPV([.F145];[.$B$5:.$B$6])+[.$B$4]" office:value-type="float" office:value="-120585.811562983" calcext:value-type="float">
            <text:p>-$120,585.8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29" calcext:value-type="percentage">
            <text:p>429%</text:p>
          </table:table-cell>
          <table:table-cell table:style-name="ce11" table:formula="of:=NPV([.F146];[.$B$5:.$B$6])+[.$B$4]" office:value-type="float" office:value="-133973.220507359" calcext:value-type="float">
            <text:p>-$133,973.2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32" calcext:value-type="percentage">
            <text:p>432%</text:p>
          </table:table-cell>
          <table:table-cell table:style-name="ce11" table:formula="of:=NPV([.F147];[.$B$5:.$B$6])+[.$B$4]" office:value-type="float" office:value="-147255.356436203" calcext:value-type="float">
            <text:p>-$147,255.3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35" calcext:value-type="percentage">
            <text:p>435%</text:p>
          </table:table-cell>
          <table:table-cell table:style-name="ce11" table:formula="of:=NPV([.F148];[.$B$5:.$B$6])+[.$B$4]" office:value-type="float" office:value="-160433.225609223" calcext:value-type="float">
            <text:p>-$160,433.2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38" calcext:value-type="percentage">
            <text:p>438%</text:p>
          </table:table-cell>
          <table:table-cell table:style-name="ce11" table:formula="of:=NPV([.F149];[.$B$5:.$B$6])+[.$B$4]" office:value-type="float" office:value="-173507.828802808" calcext:value-type="float">
            <text:p>-$173,507.8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41" calcext:value-type="percentage">
            <text:p>441%</text:p>
          </table:table-cell>
          <table:table-cell table:style-name="ce11" table:formula="of:=NPV([.F150];[.$B$5:.$B$6])+[.$B$4]" office:value-type="float" office:value="-186480.160994394" calcext:value-type="float">
            <text:p>-$186,480.1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44" calcext:value-type="percentage">
            <text:p>444%</text:p>
          </table:table-cell>
          <table:table-cell table:style-name="ce11" table:formula="of:=NPV([.F151];[.$B$5:.$B$6])+[.$B$4]" office:value-type="float" office:value="-199351.211072664" calcext:value-type="float">
            <text:p>-$199,351.2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47000000000001" calcext:value-type="percentage">
            <text:p>447%</text:p>
          </table:table-cell>
          <table:table-cell table:style-name="ce11" table:formula="of:=NPV([.F152];[.$B$5:.$B$6])+[.$B$4]" office:value-type="float" office:value="-212121.961572016" calcext:value-type="float">
            <text:p>-$212,121.9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50000000000001" calcext:value-type="percentage">
            <text:p>450%</text:p>
          </table:table-cell>
          <table:table-cell table:style-name="ce11" table:formula="of:=NPV([.F153];[.$B$5:.$B$6])+[.$B$4]" office:value-type="float" office:value="-224793.388429756" calcext:value-type="float">
            <text:p>-$224,793.3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53" calcext:value-type="percentage">
            <text:p>453%</text:p>
          </table:table-cell>
          <table:table-cell table:style-name="ce11" table:formula="of:=NPV([.F154];[.$B$5:.$B$6])+[.$B$4]" office:value-type="float" office:value="-237366.460764726" calcext:value-type="float">
            <text:p>-$237,366.4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56" calcext:value-type="percentage">
            <text:p>456%</text:p>
          </table:table-cell>
          <table:table-cell table:style-name="ce11" table:formula="of:=NPV([.F155];[.$B$5:.$B$6])+[.$B$4]" office:value-type="float" office:value="-249842.140675948" calcext:value-type="float">
            <text:p>-$249,842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59000000000001" calcext:value-type="percentage">
            <text:p>459%</text:p>
          </table:table-cell>
          <table:table-cell table:style-name="ce11" table:formula="of:=NPV([.F156];[.$B$5:.$B$6])+[.$B$4]" office:value-type="float" office:value="-262221.383060094" calcext:value-type="float">
            <text:p>-$262,221.3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62000000000001" calcext:value-type="percentage">
            <text:p>462%</text:p>
          </table:table-cell>
          <table:table-cell table:style-name="ce11" table:formula="of:=NPV([.F157];[.$B$5:.$B$6])+[.$B$4]" office:value-type="float" office:value="-274505.135446616" calcext:value-type="float">
            <text:p>-$274,505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65000000000001" calcext:value-type="percentage">
            <text:p>465%</text:p>
          </table:table-cell>
          <table:table-cell table:style-name="ce11" table:formula="of:=NPV([.F158];[.$B$5:.$B$6])+[.$B$4]" office:value-type="float" office:value="-286694.337849484" calcext:value-type="float">
            <text:p>-$286,694.3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68000000000001" calcext:value-type="percentage">
            <text:p>468%</text:p>
          </table:table-cell>
          <table:table-cell table:style-name="ce11" table:formula="of:=NPV([.F159];[.$B$5:.$B$6])+[.$B$4]" office:value-type="float" office:value="-298789.922634402" calcext:value-type="float">
            <text:p>-$298,789.9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71000000000001" calcext:value-type="percentage">
            <text:p>471%</text:p>
          </table:table-cell>
          <table:table-cell table:style-name="ce11" table:formula="of:=NPV([.F160];[.$B$5:.$B$6])+[.$B$4]" office:value-type="float" office:value="-310792.814400647" calcext:value-type="float">
            <text:p>-$310,792.8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74000000000001" calcext:value-type="percentage">
            <text:p>474%</text:p>
          </table:table-cell>
          <table:table-cell table:style-name="ce11" table:formula="of:=NPV([.F161];[.$B$5:.$B$6])+[.$B$4]" office:value-type="float" office:value="-322703.929876535" calcext:value-type="float">
            <text:p>-$322,703.9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77000000000001" calcext:value-type="percentage">
            <text:p>477%</text:p>
          </table:table-cell>
          <table:table-cell table:style-name="ce11" table:formula="of:=NPV([.F162];[.$B$5:.$B$6])+[.$B$4]" office:value-type="float" office:value="-334524.177827709" calcext:value-type="float">
            <text:p>-$334,524.1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80000000000001" calcext:value-type="percentage">
            <text:p>480%</text:p>
          </table:table-cell>
          <table:table-cell table:style-name="ce11" table:formula="of:=NPV([.F163];[.$B$5:.$B$6])+[.$B$4]" office:value-type="float" office:value="-346254.458977412" calcext:value-type="float">
            <text:p>-$346,254.4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83000000000001" calcext:value-type="percentage">
            <text:p>483%</text:p>
          </table:table-cell>
          <table:table-cell table:style-name="ce11" table:formula="of:=NPV([.F164];[.$B$5:.$B$6])+[.$B$4]" office:value-type="float" office:value="-357895.665938001" calcext:value-type="float">
            <text:p>-$357,895.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86000000000001" calcext:value-type="percentage">
            <text:p>486%</text:p>
          </table:table-cell>
          <table:table-cell table:style-name="ce11" table:formula="of:=NPV([.F165];[.$B$5:.$B$6])+[.$B$4]" office:value-type="float" office:value="-369448.683152982" calcext:value-type="float">
            <text:p>-$369,448.6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89000000000001" calcext:value-type="percentage">
            <text:p>489%</text:p>
          </table:table-cell>
          <table:table-cell table:style-name="ce11" table:formula="of:=NPV([.F166];[.$B$5:.$B$6])+[.$B$4]" office:value-type="float" office:value="-380914.386848883" calcext:value-type="float">
            <text:p>-$380,914.3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92000000000001" calcext:value-type="percentage">
            <text:p>492%</text:p>
          </table:table-cell>
          <table:table-cell table:style-name="ce11" table:formula="of:=NPV([.F167];[.$B$5:.$B$6])+[.$B$4]" office:value-type="float" office:value="-392293.644996352" calcext:value-type="float">
            <text:p>-$392,293.6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95000000000001" calcext:value-type="percentage">
            <text:p>495%</text:p>
          </table:table-cell>
          <table:table-cell table:style-name="ce11" table:formula="of:=NPV([.F168];[.$B$5:.$B$6])+[.$B$4]" office:value-type="float" office:value="-403587.317279857" calcext:value-type="float">
            <text:p>-$403,587.3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4.98000000000001" calcext:value-type="percentage">
            <text:p>498%</text:p>
          </table:table-cell>
          <table:table-cell table:style-name="ce11" table:formula="of:=NPV([.F169];[.$B$5:.$B$6])+[.$B$4]" office:value-type="float" office:value="-414796.25507545" calcext:value-type="float">
            <text:p>-$414,796.2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01000000000001" calcext:value-type="percentage">
            <text:p>501%</text:p>
          </table:table-cell>
          <table:table-cell table:style-name="ce11" table:formula="of:=NPV([.F170];[.$B$5:.$B$6])+[.$B$4]" office:value-type="float" office:value="-425921.301436046" calcext:value-type="float">
            <text:p>-$425,921.3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04000000000001" calcext:value-type="percentage">
            <text:p>504%</text:p>
          </table:table-cell>
          <table:table-cell table:style-name="ce11" table:formula="of:=NPV([.F171];[.$B$5:.$B$6])+[.$B$4]" office:value-type="float" office:value="-436963.291083728" calcext:value-type="float">
            <text:p>-$436,963.2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07000000000001" calcext:value-type="percentage">
            <text:p>507%</text:p>
          </table:table-cell>
          <table:table-cell table:style-name="ce11" table:formula="of:=NPV([.F172];[.$B$5:.$B$6])+[.$B$4]" office:value-type="float" office:value="-447923.050408609" calcext:value-type="float">
            <text:p>-$447,923.0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10000000000001" calcext:value-type="percentage">
            <text:p>510%</text:p>
          </table:table-cell>
          <table:table-cell table:style-name="ce11" table:formula="of:=NPV([.F173];[.$B$5:.$B$6])+[.$B$4]" office:value-type="float" office:value="-458801.397473801" calcext:value-type="float">
            <text:p>-$458,801.4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13000000000001" calcext:value-type="percentage">
            <text:p>513%</text:p>
          </table:table-cell>
          <table:table-cell table:style-name="ce11" table:formula="of:=NPV([.F174];[.$B$5:.$B$6])+[.$B$4]" office:value-type="float" office:value="-469599.142026089" calcext:value-type="float">
            <text:p>-$469,599.1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16000000000001" calcext:value-type="percentage">
            <text:p>516%</text:p>
          </table:table-cell>
          <table:table-cell table:style-name="ce11" table:formula="of:=NPV([.F175];[.$B$5:.$B$6])+[.$B$4]" office:value-type="float" office:value="-480317.085511894" calcext:value-type="float">
            <text:p>-$480,317.0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19000000000001" calcext:value-type="percentage">
            <text:p>519%</text:p>
          </table:table-cell>
          <table:table-cell table:style-name="ce11" table:formula="of:=NPV([.F176];[.$B$5:.$B$6])+[.$B$4]" office:value-type="float" office:value="-490956.021098184" calcext:value-type="float">
            <text:p>-$490,956.0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22000000000001" calcext:value-type="percentage">
            <text:p>522%</text:p>
          </table:table-cell>
          <table:table-cell table:style-name="ce11" table:formula="of:=NPV([.F177];[.$B$5:.$B$6])+[.$B$4]" office:value-type="float" office:value="-501516.73369796" calcext:value-type="float">
            <text:p>-$501,516.7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25000000000001" calcext:value-type="percentage">
            <text:p>525%</text:p>
          </table:table-cell>
          <table:table-cell table:style-name="ce11" table:formula="of:=NPV([.F178];[.$B$5:.$B$6])+[.$B$4]" office:value-type="float" office:value="-512000.000000004" calcext:value-type="float">
            <text:p>-$512,000.0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28000000000001" calcext:value-type="percentage">
            <text:p>528%</text:p>
          </table:table-cell>
          <table:table-cell table:style-name="ce11" table:formula="of:=NPV([.F179];[.$B$5:.$B$6])+[.$B$4]" office:value-type="float" office:value="-522406.588502579" calcext:value-type="float">
            <text:p>-$522,406.5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31000000000001" calcext:value-type="percentage">
            <text:p>531%</text:p>
          </table:table-cell>
          <table:table-cell table:style-name="ce11" table:formula="of:=NPV([.F180];[.$B$5:.$B$6])+[.$B$4]" office:value-type="float" office:value="-532737.259550788" calcext:value-type="float">
            <text:p>-$532,737.2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34000000000001" calcext:value-type="percentage">
            <text:p>534%</text:p>
          </table:table-cell>
          <table:table-cell table:style-name="ce11" table:formula="of:=NPV([.F181];[.$B$5:.$B$6])+[.$B$4]" office:value-type="float" office:value="-542992.765377308" calcext:value-type="float">
            <text:p>-$542,992.7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37000000000001" calcext:value-type="percentage">
            <text:p>537%</text:p>
          </table:table-cell>
          <table:table-cell table:style-name="ce11" table:formula="of:=NPV([.F182];[.$B$5:.$B$6])+[.$B$4]" office:value-type="float" office:value="-553173.850146268" calcext:value-type="float">
            <text:p>-$553,173.8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40000000000001" calcext:value-type="percentage">
            <text:p>540%</text:p>
          </table:table-cell>
          <table:table-cell table:style-name="ce11" table:formula="of:=NPV([.F183];[.$B$5:.$B$6])+[.$B$4]" office:value-type="float" office:value="-563281.250000004" calcext:value-type="float">
            <text:p>-$563,281.2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43000000000001" calcext:value-type="percentage">
            <text:p>543%</text:p>
          </table:table-cell>
          <table:table-cell table:style-name="ce11" table:formula="of:=NPV([.F184];[.$B$5:.$B$6])+[.$B$4]" office:value-type="float" office:value="-573315.693108464" calcext:value-type="float">
            <text:p>-$573,315.6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46000000000001" calcext:value-type="percentage">
            <text:p>546%</text:p>
          </table:table-cell>
          <table:table-cell table:style-name="ce11" table:formula="of:=NPV([.F185];[.$B$5:.$B$6])+[.$B$4]" office:value-type="float" office:value="-583277.899721078" calcext:value-type="float">
            <text:p>-$583,277.9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49000000000001" calcext:value-type="percentage">
            <text:p>549%</text:p>
          </table:table-cell>
          <table:table-cell table:style-name="ce11" table:formula="of:=NPV([.F186];[.$B$5:.$B$6])+[.$B$4]" office:value-type="float" office:value="-593168.582220843" calcext:value-type="float">
            <text:p>-$593,168.5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52000000000001" calcext:value-type="percentage">
            <text:p>552%</text:p>
          </table:table-cell>
          <table:table-cell table:style-name="ce11" table:formula="of:=NPV([.F187];[.$B$5:.$B$6])+[.$B$4]" office:value-type="float" office:value="-602988.445180477" calcext:value-type="float">
            <text:p>-$602,988.4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55000000000001" calcext:value-type="percentage">
            <text:p>555%</text:p>
          </table:table-cell>
          <table:table-cell table:style-name="ce11" table:formula="of:=NPV([.F188];[.$B$5:.$B$6])+[.$B$4]" office:value-type="float" office:value="-612738.185420433" calcext:value-type="float">
            <text:p>-$612,738.1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58000000000001" calcext:value-type="percentage">
            <text:p>558%</text:p>
          </table:table-cell>
          <table:table-cell table:style-name="ce11" table:formula="of:=NPV([.F189];[.$B$5:.$B$6])+[.$B$4]" office:value-type="float" office:value="-622418.492068628" calcext:value-type="float">
            <text:p>-$622,418.4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61000000000001" calcext:value-type="percentage">
            <text:p>561%</text:p>
          </table:table-cell>
          <table:table-cell table:style-name="ce11" table:formula="of:=NPV([.F190];[.$B$5:.$B$6])+[.$B$4]" office:value-type="float" office:value="-632030.046621704" calcext:value-type="float">
            <text:p>-$632,030.0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64000000000001" calcext:value-type="percentage">
            <text:p>564%</text:p>
          </table:table-cell>
          <table:table-cell table:style-name="ce11" table:formula="of:=NPV([.F191];[.$B$5:.$B$6])+[.$B$4]" office:value-type="float" office:value="-641573.523007697" calcext:value-type="float">
            <text:p>-$641,573.5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67000000000001" calcext:value-type="percentage">
            <text:p>567%</text:p>
          </table:table-cell>
          <table:table-cell table:style-name="ce11" table:formula="of:=NPV([.F192];[.$B$5:.$B$6])+[.$B$4]" office:value-type="float" office:value="-651049.587649956" calcext:value-type="float">
            <text:p>-$651,049.5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70000000000001" calcext:value-type="percentage">
            <text:p>570%</text:p>
          </table:table-cell>
          <table:table-cell table:style-name="ce11" table:formula="of:=NPV([.F193];[.$B$5:.$B$6])+[.$B$4]" office:value-type="float" office:value="-660458.899532193" calcext:value-type="float">
            <text:p>-$660,458.9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73000000000002" calcext:value-type="percentage">
            <text:p>573%</text:p>
          </table:table-cell>
          <table:table-cell table:style-name="ce11" table:formula="of:=NPV([.F194];[.$B$5:.$B$6])+[.$B$4]" office:value-type="float" office:value="-669802.110264529" calcext:value-type="float">
            <text:p>-$669,802.1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76000000000002" calcext:value-type="percentage">
            <text:p>576%</text:p>
          </table:table-cell>
          <table:table-cell table:style-name="ce11" table:formula="of:=NPV([.F195];[.$B$5:.$B$6])+[.$B$4]" office:value-type="float" office:value="-679079.864150421" calcext:value-type="float">
            <text:p>-$679,079.8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79000000000002" calcext:value-type="percentage">
            <text:p>579%</text:p>
          </table:table-cell>
          <table:table-cell table:style-name="ce11" table:formula="of:=NPV([.F196];[.$B$5:.$B$6])+[.$B$4]" office:value-type="float" office:value="-688292.798254391" calcext:value-type="float">
            <text:p>-$688,292.80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82000000000002" calcext:value-type="percentage">
            <text:p>582%</text:p>
          </table:table-cell>
          <table:table-cell table:style-name="ce11" table:formula="of:=NPV([.F197];[.$B$5:.$B$6])+[.$B$4]" office:value-type="float" office:value="-697441.542470401" calcext:value-type="float">
            <text:p>-$697,441.5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85000000000002" calcext:value-type="percentage">
            <text:p>585%</text:p>
          </table:table-cell>
          <table:table-cell table:style-name="ce11" table:formula="of:=NPV([.F198];[.$B$5:.$B$6])+[.$B$4]" office:value-type="float" office:value="-706526.719590821" calcext:value-type="float">
            <text:p>-$706,526.72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88000000000002" calcext:value-type="percentage">
            <text:p>588%</text:p>
          </table:table-cell>
          <table:table-cell table:style-name="ce11" table:formula="of:=NPV([.F199];[.$B$5:.$B$6])+[.$B$4]" office:value-type="float" office:value="-715548.945375885" calcext:value-type="float">
            <text:p>-$715,548.9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91000000000002" calcext:value-type="percentage">
            <text:p>591%</text:p>
          </table:table-cell>
          <table:table-cell table:style-name="ce11" table:formula="of:=NPV([.F200];[.$B$5:.$B$6])+[.$B$4]" office:value-type="float" office:value="-724508.828623553" calcext:value-type="float">
            <text:p>-$724,508.8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94000000000002" calcext:value-type="percentage">
            <text:p>594%</text:p>
          </table:table-cell>
          <table:table-cell table:style-name="ce11" table:formula="of:=NPV([.F201];[.$B$5:.$B$6])+[.$B$4]" office:value-type="float" office:value="-733406.971239697" calcext:value-type="float">
            <text:p>-$733,406.9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5.97000000000002" calcext:value-type="percentage">
            <text:p>597%</text:p>
          </table:table-cell>
          <table:table-cell table:style-name="ce11" table:formula="of:=NPV([.F202];[.$B$5:.$B$6])+[.$B$4]" office:value-type="float" office:value="-742243.968308539" calcext:value-type="float">
            <text:p>-$742,243.9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6" office:value-type="percentage" office:value="6.00000000000002" calcext:value-type="percentage">
            <text:p>600%</text:p>
          </table:table-cell>
          <table:table-cell table:style-name="ce11" table:formula="of:=NPV([.F203];[.$B$5:.$B$6])+[.$B$4]" office:value-type="float" office:value="-751020.408163271" calcext:value-type="float">
            <text:p>-$751,020.41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ultiple.G1:Multiple.G1048576">
            <calcext:condition calcext:apply-style-name="ConditionalStyle_1" calcext:value="top-elements(1)" calcext:base-cell-address="Multiple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text>$</number:text>
      <number:number number:decimal-places="2" loext:min-decimal-places="2" number:min-integer-digits="1" number:grouping="true"/>
    </number:number-style>
    <number:percentage-style style:name="N127">
      <number:number number:decimal-places="4" loext:min-decimal-places="4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ltiple" style:display-name="PageStyle_Multi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ple" style:display-name="PageStyle_Si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Microsoft Office User</dc:creator>
    <meta:creation-date>2018-03-15T12:23:22</meta:creation-date>
    <dc:date>2018-03-15T15:42:35</dc:date>
    <meta:generator>LibreOffice/5.4.3.2$Windows_X86_64 LibreOffice_project/92a7159f7e4af62137622921e809f8546db437e5</meta:generator>
    <meta:document-statistic meta:table-count="2" meta:cell-count="44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6">
      <number:text>$</number:text>
      <number:number number:decimal-places="2" loext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1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6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26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658cm" svg:height="7.631cm" xlink:href=".." xlink:type="simple" chart:class="chart:scatter" chart:style-name="ch1">
        <chart:title svg:x="5.803cm" svg:y="0.288cm" chart:style-name="ch2">
          <text:p>NPV</text:p>
        </chart:title>
        <chart:plot-area chart:style-name="ch3" table:cell-range-address="Multiple.F3:Multiple.G203 Multiple.G2:Multiple.G2" chart:data-source-has-labels="row" svg:x="0.253cm" svg:y="1.239cm" svg:width="12.152cm" svg:height="6.24cm">
          <chartooo:coordinate-region svg:x="2.285cm" svg:y="1.399cm" svg:width="9.761cm" svg:height="5.92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ultiple.G3:Multiple.G203" chart:label-cell-address="Multiple.G2:Multiple.G2" chart:class="chart:scatter">
            <chart:domain table:cell-range-address="Multiple.F3:Multiple.F203"/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NPV</text:p>
                <draw:g>
                  <svg:desc>Multiple.G2:Multipl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Multiple.F3:Multiple.F203</svg:desc>
                </draw:g>
              </table:table-cell>
              <table:table-cell office:value-type="float" office:value="-3003940.79011862">
                <text:p>-3003940.79011862</text:p>
                <draw:g>
                  <svg:desc>Multiple.G3:Multiple.G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-2634442.45451975">
                <text:p>-2634442.45451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-2132004.27198291">
                <text:p>-2132004.27198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-1684976.01212019">
                <text:p>-1684976.01212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-1286734.69387755">
                <text:p>-1286734.69387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-931568.998109641">
                <text:p>-931568.998109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">
                <text:p>0.18</text:p>
              </table:table-cell>
              <table:table-cell office:value-type="float" office:value="-614536.052858375">
                <text:p>-614536.052858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">
                <text:p>0.21</text:p>
              </table:table-cell>
              <table:table-cell office:value-type="float" office:value="-331343.487466702">
                <text:p>-331343.487466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  <table:table-cell office:value-type="float" office:value="-78251.8210197706">
                <text:p>-78251.8210197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148006.696013393">
                <text:p>148006.696013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350295.857988166">
                <text:p>350295.857988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">
                <text:p>0.33</text:p>
              </table:table-cell>
              <table:table-cell office:value-type="float" office:value="531132.342133529">
                <text:p>531132.342133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">
                <text:p>0.36</text:p>
              </table:table-cell>
              <table:table-cell office:value-type="float" office:value="692733.564013841">
                <text:p>692733.56401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">
                <text:p>0.39</text:p>
              </table:table-cell>
              <table:table-cell office:value-type="float" office:value="837058.123285545">
                <text:p>837058.123285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">
                <text:p>0.42</text:p>
              </table:table-cell>
              <table:table-cell office:value-type="float" office:value="965840.111089071">
                <text:p>965840.111089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">
                <text:p>0.45</text:p>
              </table:table-cell>
              <table:table-cell office:value-type="float" office:value="1080618.31153389">
                <text:p>1080618.311533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1182761.1395179">
                <text:p>1182761.1395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">
                <text:p>0.51</text:p>
              </table:table-cell>
              <table:table-cell office:value-type="float" office:value="1273488.00491207">
                <text:p>1273488.00491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">
                <text:p>0.54</text:p>
              </table:table-cell>
              <table:table-cell office:value-type="float" office:value="1353887.67077079">
                <text:p>1353887.67077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">
                <text:p>0.57</text:p>
              </table:table-cell>
              <table:table-cell office:value-type="float" office:value="1424934.07440464">
                <text:p>1424934.07440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1487500">
                <text:p>1487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">
                <text:p>0.63</text:p>
              </table:table-cell>
              <table:table-cell office:value-type="float" office:value="1542368.92619218">
                <text:p>1542368.92619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">
                <text:p>0.66</text:p>
              </table:table-cell>
              <table:table-cell office:value-type="float" office:value="1590245.31862389">
                <text:p>1590245.31862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">
                <text:p>0.69</text:p>
              </table:table-cell>
              <table:table-cell office:value-type="float" office:value="1631763.59371171">
                <text:p>1631763.59371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">
                <text:p>0.72</text:p>
              </table:table-cell>
              <table:table-cell office:value-type="float" office:value="1667495.94375338">
                <text:p>1667495.94375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">
                <text:p>0.75</text:p>
              </table:table-cell>
              <table:table-cell office:value-type="float" office:value="1697959.18367347">
                <text:p>1697959.18367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8">
                <text:p>0.78</text:p>
              </table:table-cell>
              <table:table-cell office:value-type="float" office:value="1723620.75495518">
                <text:p>1723620.75495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">
                <text:p>0.81</text:p>
              </table:table-cell>
              <table:table-cell office:value-type="float" office:value="1744904.00170935">
                <text:p>1744904.00170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4">
                <text:p>0.84</text:p>
              </table:table-cell>
              <table:table-cell office:value-type="float" office:value="1762192.81663516">
                <text:p>1762192.81663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">
                <text:p>0.87</text:p>
              </table:table-cell>
              <table:table-cell office:value-type="float" office:value="1775835.74022706">
                <text:p>1775835.74022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">
                <text:p>0.9</text:p>
              </table:table-cell>
              <table:table-cell office:value-type="float" office:value="1786149.58448754">
                <text:p>1786149.584487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">
                <text:p>0.93</text:p>
              </table:table-cell>
              <table:table-cell office:value-type="float" office:value="1793422.64221858">
                <text:p>1793422.64221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">
                <text:p>0.96</text:p>
              </table:table-cell>
              <table:table-cell office:value-type="float" office:value="1797917.53436068">
                <text:p>1797917.53436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  <table:table-cell office:value-type="float" office:value="1799873.74056211">
                <text:p>1799873.74056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">
                <text:p>1.02</text:p>
              </table:table-cell>
              <table:table-cell office:value-type="float" office:value="1799509.8519753">
                <text:p>1799509.8519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5">
                <text:p>1.05</text:p>
              </table:table-cell>
              <table:table-cell office:value-type="float" office:value="1797025.5800119">
                <text:p>1797025.5800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8">
                <text:p>1.08</text:p>
              </table:table-cell>
              <table:table-cell office:value-type="float" office:value="1792603.55029586">
                <text:p>1792603.55029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1">
                <text:p>1.11</text:p>
              </table:table-cell>
              <table:table-cell office:value-type="float" office:value="1786410.90721233">
                <text:p>1786410.907212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4">
                <text:p>1.14</text:p>
              </table:table-cell>
              <table:table-cell office:value-type="float" office:value="1778600.75115731">
                <text:p>1778600.751157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7">
                <text:p>1.17</text:p>
              </table:table-cell>
              <table:table-cell office:value-type="float" office:value="1769313.42776445">
                <text:p>1769313.42776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1758677.68595041">
                <text:p>1758677.68595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3">
                <text:p>1.23</text:p>
              </table:table-cell>
              <table:table-cell office:value-type="float" office:value="1746811.7195198">
                <text:p>1746811.7195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">
                <text:p>1.26</text:p>
              </table:table-cell>
              <table:table-cell office:value-type="float" office:value="1733824.10525491">
                <text:p>1733824.105254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9">
                <text:p>1.29</text:p>
              </table:table-cell>
              <table:table-cell office:value-type="float" office:value="1719814.64884346">
                <text:p>1719814.648843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2">
                <text:p>1.32</text:p>
              </table:table-cell>
              <table:table-cell office:value-type="float" office:value="1704875.14863258">
                <text:p>1704875.148632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5">
                <text:p>1.35</text:p>
              </table:table-cell>
              <table:table-cell office:value-type="float" office:value="1689090.08601177">
                <text:p>1689090.08601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8">
                <text:p>1.38</text:p>
              </table:table-cell>
              <table:table-cell office:value-type="float" office:value="1672537.2501942">
                <text:p>1672537.25019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1">
                <text:p>1.41</text:p>
              </table:table-cell>
              <table:table-cell office:value-type="float" office:value="1655288.30426473">
                <text:p>1655288.30426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4">
                <text:p>1.44</text:p>
              </table:table-cell>
              <table:table-cell office:value-type="float" office:value="1637409.29857565">
                <text:p>1637409.298575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7">
                <text:p>1.47</text:p>
              </table:table-cell>
              <table:table-cell office:value-type="float" office:value="1618961.13688144">
                <text:p>1618961.13688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3">
                <text:p>1.53</text:p>
              </table:table-cell>
              <table:table-cell office:value-type="float" office:value="1580577.73125654">
                <text:p>1580577.7312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6">
                <text:p>1.56</text:p>
              </table:table-cell>
              <table:table-cell office:value-type="float" office:value="1560742.1875">
                <text:p>1560742.1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9">
                <text:p>1.59</text:p>
              </table:table-cell>
              <table:table-cell office:value-type="float" office:value="1540537.55907038">
                <text:p>1540537.55907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2">
                <text:p>1.62</text:p>
              </table:table-cell>
              <table:table-cell office:value-type="float" office:value="1520004.661733">
                <text:p>1520004.661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5">
                <text:p>1.65</text:p>
              </table:table-cell>
              <table:table-cell office:value-type="float" office:value="1499181.20327519">
                <text:p>1499181.20327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8">
                <text:p>1.68</text:p>
              </table:table-cell>
              <table:table-cell office:value-type="float" office:value="1478102.02717755">
                <text:p>1478102.02717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1">
                <text:p>1.71</text:p>
              </table:table-cell>
              <table:table-cell office:value-type="float" office:value="1456799.33552103">
                <text:p>1456799.33552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4">
                <text:p>1.74</text:p>
              </table:table-cell>
              <table:table-cell office:value-type="float" office:value="1435302.89306836">
                <text:p>1435302.893068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7">
                <text:p>1.77</text:p>
              </table:table-cell>
              <table:table-cell office:value-type="float" office:value="1413640.21426058">
                <text:p>1413640.214260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">
                <text:p>1.8</text:p>
              </table:table-cell>
              <table:table-cell office:value-type="float" office:value="1391836.73469388">
                <text:p>1391836.73469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3">
                <text:p>1.83</text:p>
              </table:table-cell>
              <table:table-cell office:value-type="float" office:value="1369915.96848506">
                <text:p>1369915.968485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">
                <text:p>1.86</text:p>
              </table:table-cell>
              <table:table-cell office:value-type="float" office:value="1347899.65279476">
                <text:p>1347899.65279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9">
                <text:p>1.89</text:p>
              </table:table-cell>
              <table:table-cell office:value-type="float" office:value="1325807.88065277">
                <text:p>1325807.88065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">
                <text:p>1.92</text:p>
              </table:table-cell>
              <table:table-cell office:value-type="float" office:value="1303659.22311878">
                <text:p>1303659.22311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5">
                <text:p>1.95</text:p>
              </table:table-cell>
              <table:table-cell office:value-type="float" office:value="1281470.84171215">
                <text:p>1281470.84171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8">
                <text:p>1.98</text:p>
              </table:table-cell>
              <table:table-cell office:value-type="float" office:value="1259258.59195532">
                <text:p>1259258.59195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1">
                <text:p>2.01</text:p>
              </table:table-cell>
              <table:table-cell office:value-type="float" office:value="1237037.1187956">
                <text:p>1237037.1187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4">
                <text:p>2.04</text:p>
              </table:table-cell>
              <table:table-cell office:value-type="float" office:value="1214819.94459834">
                <text:p>1214819.944598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">
                <text:p>2.07</text:p>
              </table:table-cell>
              <table:table-cell office:value-type="float" office:value="1192619.55034006">
                <text:p>1192619.55034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">
                <text:p>2.1</text:p>
              </table:table-cell>
              <table:table-cell office:value-type="float" office:value="1170447.45057232">
                <text:p>1170447.45057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3">
                <text:p>2.13</text:p>
              </table:table-cell>
              <table:table-cell office:value-type="float" office:value="1148314.26267493">
                <text:p>1148314.26267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6">
                <text:p>2.16</text:p>
              </table:table-cell>
              <table:table-cell office:value-type="float" office:value="1126229.77087005">
                <text:p>1126229.77087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">
                <text:p>2.19</text:p>
              </table:table-cell>
              <table:table-cell office:value-type="float" office:value="1104202.98542664">
                <text:p>1104202.9854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2">
                <text:p>2.22</text:p>
              </table:table-cell>
              <table:table-cell office:value-type="float" office:value="1082242.19744609">
                <text:p>1082242.197446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5">
                <text:p>2.25</text:p>
              </table:table-cell>
              <table:table-cell office:value-type="float" office:value="1060355.0295858">
                <text:p>1060355.02958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8">
                <text:p>2.28</text:p>
              </table:table-cell>
              <table:table-cell office:value-type="float" office:value="1038548.48304581">
                <text:p>1038548.48304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31">
                <text:p>2.31</text:p>
              </table:table-cell>
              <table:table-cell office:value-type="float" office:value="1016828.98111554">
                <text:p>1016828.981115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4">
                <text:p>2.34</text:p>
              </table:table-cell>
              <table:table-cell office:value-type="float" office:value="995202.409552153">
                <text:p>995202.409552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7">
                <text:p>2.37</text:p>
              </table:table-cell>
              <table:table-cell office:value-type="float" office:value="973674.154038514">
                <text:p>973674.154038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4">
                <text:p>2.4</text:p>
              </table:table-cell>
              <table:table-cell office:value-type="float" office:value="952249.134948096">
                <text:p>952249.134948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3">
                <text:p>2.43</text:p>
              </table:table-cell>
              <table:table-cell office:value-type="float" office:value="930931.839624646">
                <text:p>930931.839624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6">
                <text:p>2.46</text:p>
              </table:table-cell>
              <table:table-cell office:value-type="float" office:value="909726.35236727">
                <text:p>909726.352367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9">
                <text:p>2.49</text:p>
              </table:table-cell>
              <table:table-cell office:value-type="float" office:value="888636.382295712">
                <text:p>888636.382295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2">
                <text:p>2.52</text:p>
              </table:table-cell>
              <table:table-cell office:value-type="float" office:value="867665.289256198">
                <text:p>867665.2892561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5">
                <text:p>2.55</text:p>
              </table:table-cell>
              <table:table-cell office:value-type="float" office:value="846816.107915097">
                <text:p>846816.107915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8">
                <text:p>2.58</text:p>
              </table:table-cell>
              <table:table-cell office:value-type="float" office:value="826091.570175713">
                <text:p>826091.570175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1">
                <text:p>2.61</text:p>
              </table:table-cell>
              <table:table-cell office:value-type="float" office:value="805494.126042617">
                <text:p>805494.1260426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4">
                <text:p>2.64</text:p>
              </table:table-cell>
              <table:table-cell office:value-type="float" office:value="785025.96304794">
                <text:p>785025.963047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7">
                <text:p>2.67</text:p>
              </table:table-cell>
              <table:table-cell office:value-type="float" office:value="764689.024344972">
                <text:p>764689.024344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">
                <text:p>2.7</text:p>
              </table:table-cell>
              <table:table-cell office:value-type="float" office:value="744485.025566107">
                <text:p>744485.025566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">
                <text:p>2.73</text:p>
              </table:table-cell>
              <table:table-cell office:value-type="float" office:value="724415.47053454">
                <text:p>724415.470534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6">
                <text:p>2.76</text:p>
              </table:table-cell>
              <table:table-cell office:value-type="float" office:value="704481.665912177">
                <text:p>704481.665912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9">
                <text:p>2.79</text:p>
              </table:table-cell>
              <table:table-cell office:value-type="float" office:value="684684.734859824">
                <text:p>684684.734859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82">
                <text:p>2.82</text:p>
              </table:table-cell>
              <table:table-cell office:value-type="float" office:value="665025.629779886">
                <text:p>665025.629779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5">
                <text:p>2.85</text:p>
              </table:table-cell>
              <table:table-cell office:value-type="float" office:value="645505.144206443">
                <text:p>645505.144206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88">
                <text:p>2.88</text:p>
              </table:table-cell>
              <table:table-cell office:value-type="float" office:value="626123.923902647">
                <text:p>626123.9239026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1">
                <text:p>2.91</text:p>
              </table:table-cell>
              <table:table-cell office:value-type="float" office:value="606882.477220845">
                <text:p>606882.4772208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4">
                <text:p>2.94</text:p>
              </table:table-cell>
              <table:table-cell office:value-type="float" office:value="587781.184776727">
                <text:p>587781.1847767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7">
                <text:p>2.97</text:p>
              </table:table-cell>
              <table:table-cell office:value-type="float" office:value="568820.308484921">
                <text:p>568820.3084849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3">
                <text:p>3.03</text:p>
              </table:table-cell>
              <table:table-cell office:value-type="float" office:value="531320.308603588">
                <text:p>531320.3086035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6">
                <text:p>3.06</text:p>
              </table:table-cell>
              <table:table-cell office:value-type="float" office:value="512781.188575311">
                <text:p>512781.188575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9">
                <text:p>3.09</text:p>
              </table:table-cell>
              <table:table-cell office:value-type="float" office:value="494382.50608258">
                <text:p>494382.50608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2">
                <text:p>3.12</text:p>
              </table:table-cell>
              <table:table-cell office:value-type="float" office:value="476124.045621642">
                <text:p>476124.0456216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5">
                <text:p>3.15</text:p>
              </table:table-cell>
              <table:table-cell office:value-type="float" office:value="458005.516040064">
                <text:p>458005.5160400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8">
                <text:p>3.18</text:p>
              </table:table-cell>
              <table:table-cell office:value-type="float" office:value="440026.556168586">
                <text:p>440026.556168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21">
                <text:p>3.21</text:p>
              </table:table-cell>
              <table:table-cell office:value-type="float" office:value="422186.740088355">
                <text:p>422186.740088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4">
                <text:p>3.24</text:p>
              </table:table-cell>
              <table:table-cell office:value-type="float" office:value="404485.582057672">
                <text:p>404485.5820576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27">
                <text:p>3.27</text:p>
              </table:table-cell>
              <table:table-cell office:value-type="float" office:value="386922.541120721">
                <text:p>386922.541120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">
                <text:p>3.3</text:p>
              </table:table-cell>
              <table:table-cell office:value-type="float" office:value="369497.025419145">
                <text:p>369497.0254191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33">
                <text:p>3.33</text:p>
              </table:table-cell>
              <table:table-cell office:value-type="float" office:value="352208.396225912">
                <text:p>352208.3962259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6">
                <text:p>3.36</text:p>
              </table:table-cell>
              <table:table-cell office:value-type="float" office:value="335055.971719553">
                <text:p>335055.9717195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39">
                <text:p>3.39</text:p>
              </table:table-cell>
              <table:table-cell office:value-type="float" office:value="318039.030515615">
                <text:p>318039.030515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2">
                <text:p>3.42</text:p>
              </table:table-cell>
              <table:table-cell office:value-type="float" office:value="301156.814971028">
                <text:p>301156.8149710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5">
                <text:p>3.45</text:p>
              </table:table-cell>
              <table:table-cell office:value-type="float" office:value="284408.534275976">
                <text:p>284408.5342759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8">
                <text:p>3.48</text:p>
              </table:table-cell>
              <table:table-cell office:value-type="float" office:value="267793.367346938">
                <text:p>267793.3673469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1">
                <text:p>3.51</text:p>
              </table:table-cell>
              <table:table-cell office:value-type="float" office:value="251310.465533602">
                <text:p>251310.4655336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54">
                <text:p>3.54</text:p>
              </table:table-cell>
              <table:table-cell office:value-type="float" office:value="234958.955151468">
                <text:p>234958.9551514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7">
                <text:p>3.57</text:p>
              </table:table-cell>
              <table:table-cell office:value-type="float" office:value="218737.93985128">
                <text:p>218737.939851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">
                <text:p>3.6</text:p>
              </table:table-cell>
              <table:table-cell office:value-type="float" office:value="202646.502835539">
                <text:p>202646.5028355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63">
                <text:p>3.63</text:p>
              </table:table-cell>
              <table:table-cell office:value-type="float" office:value="186683.708931795">
                <text:p>186683.7089317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66">
                <text:p>3.66</text:p>
              </table:table-cell>
              <table:table-cell office:value-type="float" office:value="170848.60653171">
                <text:p>170848.60653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69">
                <text:p>3.69</text:p>
              </table:table-cell>
              <table:table-cell office:value-type="float" office:value="155140.229404303">
                <text:p>155140.2294043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2">
                <text:p>3.72</text:p>
              </table:table-cell>
              <table:table-cell office:value-type="float" office:value="139557.598391267">
                <text:p>139557.5983912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5">
                <text:p>3.75</text:p>
              </table:table-cell>
              <table:table-cell office:value-type="float" office:value="124099.722991689">
                <text:p>124099.722991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78">
                <text:p>3.78</text:p>
              </table:table-cell>
              <table:table-cell office:value-type="float" office:value="108765.602843088">
                <text:p>108765.6028430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1">
                <text:p>3.81</text:p>
              </table:table-cell>
              <table:table-cell office:value-type="float" office:value="93554.2291051648">
                <text:p>93554.22910516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4">
                <text:p>3.84</text:p>
              </table:table-cell>
              <table:table-cell office:value-type="float" office:value="78464.5857523396">
                <text:p>78464.58575233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87">
                <text:p>3.87</text:p>
              </table:table-cell>
              <table:table-cell office:value-type="float" office:value="63495.6507806666">
                <text:p>63495.65078066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">
                <text:p>3.9</text:p>
              </table:table-cell>
              <table:table-cell office:value-type="float" office:value="48646.3973344439">
                <text:p>48646.39733444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3">
                <text:p>3.93</text:p>
              </table:table-cell>
              <table:table-cell office:value-type="float" office:value="33915.794757436">
                <text:p>33915.794757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6">
                <text:p>3.96</text:p>
              </table:table-cell>
              <table:table-cell office:value-type="float" office:value="19302.8095733612">
                <text:p>19302.80957336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9">
                <text:p>3.99</text:p>
              </table:table-cell>
              <table:table-cell office:value-type="float" office:value="4806.40639997413">
                <text:p>4806.406399974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2">
                <text:p>4.02</text:p>
              </table:table-cell>
              <table:table-cell office:value-type="float" office:value="-9574.45119918697">
                <text:p>-9574.45119918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5">
                <text:p>4.05</text:p>
              </table:table-cell>
              <table:table-cell office:value-type="float" office:value="-23840.7999215759">
                <text:p>-23840.79992157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8">
                <text:p>4.08</text:p>
              </table:table-cell>
              <table:table-cell office:value-type="float" office:value="-37993.6759873517">
                <text:p>-37993.6759873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1">
                <text:p>4.11</text:p>
              </table:table-cell>
              <table:table-cell office:value-type="float" office:value="-52034.1144526866">
                <text:p>-52034.1144526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4">
                <text:p>4.14</text:p>
              </table:table-cell>
              <table:table-cell office:value-type="float" office:value="-65963.148571515">
                <text:p>-65963.148571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7">
                <text:p>4.17</text:p>
              </table:table-cell>
              <table:table-cell office:value-type="float" office:value="-79781.809202773">
                <text:p>-79781.8092027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2">
                <text:p>4.2</text:p>
              </table:table-cell>
              <table:table-cell office:value-type="float" office:value="-93491.1242603553">
                <text:p>-93491.1242603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3">
                <text:p>4.23</text:p>
              </table:table-cell>
              <table:table-cell office:value-type="float" office:value="-107092.118203189">
                <text:p>-107092.118203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6">
                <text:p>4.26</text:p>
              </table:table-cell>
              <table:table-cell office:value-type="float" office:value="-120585.811562983">
                <text:p>-120585.811562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9">
                <text:p>4.29</text:p>
              </table:table-cell>
              <table:table-cell office:value-type="float" office:value="-133973.220507359">
                <text:p>-133973.2205073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32">
                <text:p>4.32</text:p>
              </table:table-cell>
              <table:table-cell office:value-type="float" office:value="-147255.356436203">
                <text:p>-147255.356436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5">
                <text:p>4.35</text:p>
              </table:table-cell>
              <table:table-cell office:value-type="float" office:value="-160433.225609223">
                <text:p>-160433.225609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8">
                <text:p>4.38</text:p>
              </table:table-cell>
              <table:table-cell office:value-type="float" office:value="-173507.828802808">
                <text:p>-173507.8288028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41">
                <text:p>4.41</text:p>
              </table:table-cell>
              <table:table-cell office:value-type="float" office:value="-186480.160994394">
                <text:p>-186480.1609943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4">
                <text:p>4.44</text:p>
              </table:table-cell>
              <table:table-cell office:value-type="float" office:value="-199351.211072664">
                <text:p>-199351.2110726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47000000000001">
                <text:p>4.47000000000001</text:p>
              </table:table-cell>
              <table:table-cell office:value-type="float" office:value="-212121.961572016">
                <text:p>-212121.961572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50000000000001">
                <text:p>4.50000000000001</text:p>
              </table:table-cell>
              <table:table-cell office:value-type="float" office:value="-224793.388429756">
                <text:p>-224793.3884297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53">
                <text:p>4.53</text:p>
              </table:table-cell>
              <table:table-cell office:value-type="float" office:value="-237366.460764726">
                <text:p>-237366.4607647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56">
                <text:p>4.56</text:p>
              </table:table-cell>
              <table:table-cell office:value-type="float" office:value="-249842.140675948">
                <text:p>-249842.140675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9000000000001">
                <text:p>4.59000000000001</text:p>
              </table:table-cell>
              <table:table-cell office:value-type="float" office:value="-262221.383060094">
                <text:p>-262221.3830600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62000000000001">
                <text:p>4.62000000000001</text:p>
              </table:table-cell>
              <table:table-cell office:value-type="float" office:value="-274505.135446616">
                <text:p>-274505.135446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65000000000001">
                <text:p>4.65000000000001</text:p>
              </table:table-cell>
              <table:table-cell office:value-type="float" office:value="-286694.337849484">
                <text:p>-286694.337849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68000000000001">
                <text:p>4.68000000000001</text:p>
              </table:table-cell>
              <table:table-cell office:value-type="float" office:value="-298789.922634402">
                <text:p>-298789.9226344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1000000000001">
                <text:p>4.71000000000001</text:p>
              </table:table-cell>
              <table:table-cell office:value-type="float" office:value="-310792.814400647">
                <text:p>-310792.8144006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74000000000001">
                <text:p>4.74000000000001</text:p>
              </table:table-cell>
              <table:table-cell office:value-type="float" office:value="-322703.929876535">
                <text:p>-322703.929876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77000000000001">
                <text:p>4.77000000000001</text:p>
              </table:table-cell>
              <table:table-cell office:value-type="float" office:value="-334524.177827709">
                <text:p>-334524.177827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-346254.458977412">
                <text:p>-346254.458977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83000000000001">
                <text:p>4.83000000000001</text:p>
              </table:table-cell>
              <table:table-cell office:value-type="float" office:value="-357895.665938001">
                <text:p>-357895.665938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86000000000001">
                <text:p>4.86000000000001</text:p>
              </table:table-cell>
              <table:table-cell office:value-type="float" office:value="-369448.683152982">
                <text:p>-369448.6831529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89000000000001">
                <text:p>4.89000000000001</text:p>
              </table:table-cell>
              <table:table-cell office:value-type="float" office:value="-380914.386848883">
                <text:p>-380914.3868488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92000000000001">
                <text:p>4.92000000000001</text:p>
              </table:table-cell>
              <table:table-cell office:value-type="float" office:value="-392293.644996352">
                <text:p>-392293.6449963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95000000000001">
                <text:p>4.95000000000001</text:p>
              </table:table-cell>
              <table:table-cell office:value-type="float" office:value="-403587.317279857">
                <text:p>-403587.317279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8000000000001">
                <text:p>4.98000000000001</text:p>
              </table:table-cell>
              <table:table-cell office:value-type="float" office:value="-414796.25507545">
                <text:p>-414796.255075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1000000000001">
                <text:p>5.01000000000001</text:p>
              </table:table-cell>
              <table:table-cell office:value-type="float" office:value="-425921.301436046">
                <text:p>-425921.3014360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04000000000001">
                <text:p>5.04000000000001</text:p>
              </table:table-cell>
              <table:table-cell office:value-type="float" office:value="-436963.291083728">
                <text:p>-436963.2910837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7000000000001">
                <text:p>5.07000000000001</text:p>
              </table:table-cell>
              <table:table-cell office:value-type="float" office:value="-447923.050408609">
                <text:p>-447923.0504086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10000000000001">
                <text:p>5.10000000000001</text:p>
              </table:table-cell>
              <table:table-cell office:value-type="float" office:value="-458801.397473801">
                <text:p>-458801.3974738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13000000000001">
                <text:p>5.13000000000001</text:p>
              </table:table-cell>
              <table:table-cell office:value-type="float" office:value="-469599.142026089">
                <text:p>-469599.1420260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6000000000001">
                <text:p>5.16000000000001</text:p>
              </table:table-cell>
              <table:table-cell office:value-type="float" office:value="-480317.085511894">
                <text:p>-480317.0855118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19000000000001">
                <text:p>5.19000000000001</text:p>
              </table:table-cell>
              <table:table-cell office:value-type="float" office:value="-490956.021098184">
                <text:p>-490956.0210981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2000000000001">
                <text:p>5.22000000000001</text:p>
              </table:table-cell>
              <table:table-cell office:value-type="float" office:value="-501516.73369796">
                <text:p>-501516.733697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25000000000001">
                <text:p>5.25000000000001</text:p>
              </table:table-cell>
              <table:table-cell office:value-type="float" office:value="-512000.000000004">
                <text:p>-512000.0000000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28000000000001">
                <text:p>5.28000000000001</text:p>
              </table:table-cell>
              <table:table-cell office:value-type="float" office:value="-522406.588502579">
                <text:p>-522406.5885025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31000000000001">
                <text:p>5.31000000000001</text:p>
              </table:table-cell>
              <table:table-cell office:value-type="float" office:value="-532737.259550788">
                <text:p>-532737.2595507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4000000000001">
                <text:p>5.34000000000001</text:p>
              </table:table-cell>
              <table:table-cell office:value-type="float" office:value="-542992.765377308">
                <text:p>-542992.765377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37000000000001">
                <text:p>5.37000000000001</text:p>
              </table:table-cell>
              <table:table-cell office:value-type="float" office:value="-553173.850146268">
                <text:p>-553173.850146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40000000000001">
                <text:p>5.40000000000001</text:p>
              </table:table-cell>
              <table:table-cell office:value-type="float" office:value="-563281.250000004">
                <text:p>-563281.250000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43000000000001">
                <text:p>5.43000000000001</text:p>
              </table:table-cell>
              <table:table-cell office:value-type="float" office:value="-573315.693108464">
                <text:p>-573315.6931084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46000000000001">
                <text:p>5.46000000000001</text:p>
              </table:table-cell>
              <table:table-cell office:value-type="float" office:value="-583277.899721078">
                <text:p>-583277.8997210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9000000000001">
                <text:p>5.49000000000001</text:p>
              </table:table-cell>
              <table:table-cell office:value-type="float" office:value="-593168.582220843">
                <text:p>-593168.582220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52000000000001">
                <text:p>5.52000000000001</text:p>
              </table:table-cell>
              <table:table-cell office:value-type="float" office:value="-602988.445180477">
                <text:p>-602988.4451804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55000000000001">
                <text:p>5.55000000000001</text:p>
              </table:table-cell>
              <table:table-cell office:value-type="float" office:value="-612738.185420433">
                <text:p>-612738.1854204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58000000000001">
                <text:p>5.58000000000001</text:p>
              </table:table-cell>
              <table:table-cell office:value-type="float" office:value="-622418.492068628">
                <text:p>-622418.4920686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1000000000001">
                <text:p>5.61000000000001</text:p>
              </table:table-cell>
              <table:table-cell office:value-type="float" office:value="-632030.046621704">
                <text:p>-632030.0466217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64000000000001">
                <text:p>5.64000000000001</text:p>
              </table:table-cell>
              <table:table-cell office:value-type="float" office:value="-641573.523007697">
                <text:p>-641573.523007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67000000000001">
                <text:p>5.67000000000001</text:p>
              </table:table-cell>
              <table:table-cell office:value-type="float" office:value="-651049.587649956">
                <text:p>-651049.587649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70000000000001">
                <text:p>5.70000000000001</text:p>
              </table:table-cell>
              <table:table-cell office:value-type="float" office:value="-660458.899532193">
                <text:p>-660458.8995321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73000000000002">
                <text:p>5.73000000000002</text:p>
              </table:table-cell>
              <table:table-cell office:value-type="float" office:value="-669802.110264529">
                <text:p>-669802.1102645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76000000000002">
                <text:p>5.76000000000002</text:p>
              </table:table-cell>
              <table:table-cell office:value-type="float" office:value="-679079.864150421">
                <text:p>-679079.8641504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9000000000002">
                <text:p>5.79000000000002</text:p>
              </table:table-cell>
              <table:table-cell office:value-type="float" office:value="-688292.798254391">
                <text:p>-688292.798254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82000000000002">
                <text:p>5.82000000000002</text:p>
              </table:table-cell>
              <table:table-cell office:value-type="float" office:value="-697441.542470401">
                <text:p>-697441.5424704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85000000000002">
                <text:p>5.85000000000002</text:p>
              </table:table-cell>
              <table:table-cell office:value-type="float" office:value="-706526.719590821">
                <text:p>-706526.7195908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88000000000002">
                <text:p>5.88000000000002</text:p>
              </table:table-cell>
              <table:table-cell office:value-type="float" office:value="-715548.945375885">
                <text:p>-715548.945375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91000000000002">
                <text:p>5.91000000000002</text:p>
              </table:table-cell>
              <table:table-cell office:value-type="float" office:value="-724508.828623553">
                <text:p>-724508.8286235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94000000000002">
                <text:p>5.94000000000002</text:p>
              </table:table-cell>
              <table:table-cell office:value-type="float" office:value="-733406.971239697">
                <text:p>-733406.971239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97000000000002">
                <text:p>5.97000000000002</text:p>
              </table:table-cell>
              <table:table-cell office:value-type="float" office:value="-742243.968308539">
                <text:p>-742243.968308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00000000000002">
                <text:p>6.00000000000002</text:p>
              </table:table-cell>
              <table:table-cell office:value-type="float" office:value="-751020.408163271">
                <text:p>-751020.408163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